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26cm"/>
    </style:style>
    <style:style style:name="co3" style:family="table-column">
      <style:table-column-properties fo:break-before="auto" style:column-width="7.188cm"/>
    </style:style>
    <style:style style:name="co4" style:family="table-column">
      <style:table-column-properties fo:break-before="auto" style:column-width="2.64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7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8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hyphenate="true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hyphenate="true"/>
    </style:style>
    <style:style style:name="ce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6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hyphenate="true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1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4strings" table:style-name="ta1">
        <table:table-column table:style-name="co1" table:default-cell-style-name="ce13"/>
        <table:table-column table:style-name="co2" table:default-cell-style-name="ce9"/>
        <table:table-column table:style-name="co1" table:default-cell-style-name="ce18"/>
        <table:table-column table:style-name="co1" table:default-cell-style-name="ce9"/>
        <table:table-column table:style-name="co1" table:default-cell-style-name="ce18"/>
        <table:table-column table:style-name="co3" table:default-cell-style-name="ce9"/>
        <table:table-column table:style-name="co1" table:number-columns-repeated="1017" table:default-cell-style-name="ce18"/>
        <table:table-row table:style-name="ro1">
          <table:table-cell table:style-name="ce12" office:value-type="string" calcext:value-type="string">
            <text:p>id</text:p>
          </table:table-cell>
          <table:table-cell table:style-name="ce7" office:value-type="string" calcext:value-type="string">
            <text:p>level</text:p>
          </table:table-cell>
          <table:table-cell table:style-name="ce12" office:value-type="string" calcext:value-type="string">
            <text:p>firstFinger</text:p>
          </table:table-cell>
          <table:table-cell table:style-name="ce7" office:value-type="string" calcext:value-type="string">
            <text:p>stringNumber</text:p>
          </table:table-cell>
          <table:table-cell table:style-name="ce12" office:value-type="string" calcext:value-type="string">
            <text:p>bpm</text:p>
          </table:table-cell>
          <table:table-cell table:style-name="ce7" office:value-type="string" calcext:value-type="string">
            <text:p>message</text:p>
          </table:table-cell>
          <table:table-cell table:style-name="ce13" table:number-columns-repeated="1017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Tutorial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0" calcext:value-type="float">
            <text:p>30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2]+1" office:value-type="float" office:value="2" calcext:value-type="float">
            <text:p>2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table:formula="of:=30" office:value-type="float" office:value="30" calcext:value-type="float">
            <text:p>30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3]+1" office:value-type="float" office:value="3" calcext:value-type="float">
            <text:p>3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2" calcext:value-type="float">
            <text:p>32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4]+1" office:value-type="float" office:value="4" calcext:value-type="float">
            <text:p>4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2" calcext:value-type="float">
            <text:p>32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5]+1" office:value-type="float" office:value="5" calcext:value-type="float">
            <text:p>5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4" calcext:value-type="float">
            <text:p>34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6]+1" office:value-type="float" office:value="6" calcext:value-type="float">
            <text:p>6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4" calcext:value-type="float">
            <text:p>34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7]+1" office:value-type="float" office:value="7" calcext:value-type="float">
            <text:p>7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8]+1" office:value-type="float" office:value="8" calcext:value-type="float">
            <text:p>8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9]+1" office:value-type="float" office:value="9" calcext:value-type="float">
            <text:p>9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8" calcext:value-type="float">
            <text:p>38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10]+1" office:value-type="float" office:value="10" calcext:value-type="float">
            <text:p>10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8" calcext:value-type="float">
            <text:p>38</text:p>
          </table:table-cell>
          <table:table-cell table:style-name="ce8" office:value-type="string" calcext:value-type="string">
            <text:p>Você concluiu o tutorial! Ganhou o 1º troféu!</text:p>
          </table:table-cell>
          <table:table-cell table:number-columns-repeated="1017"/>
        </table:table-row>
        <table:table-row table:style-name="ro2">
          <table:table-cell table:style-name="ce12" table:formula="of:=[.A11]+1" office:value-type="float" office:value="11" calcext:value-type="float">
            <text:p>11</text:p>
          </table:table-cell>
          <table:table-cell table:style-name="ce8" office:value-type="string" calcext:value-type="string">
            <text:p>Iniciante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17" office:value-type="float" office:value="40" calcext:value-type="float">
            <text:p>40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12]+1" office:value-type="float" office:value="12" calcext:value-type="float">
            <text:p>12</text:p>
          </table:table-cell>
          <table:table-cell table:style-name="ce8" office:value-type="string" calcext:value-type="string">
            <text:p>Iniciante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17" office:value-type="float" office:value="40" calcext:value-type="float">
            <text:p>40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13]+1" office:value-type="float" office:value="13" calcext:value-type="float">
            <text:p>13</text:p>
          </table:table-cell>
          <table:table-cell table:style-name="ce8" office:value-type="string" calcext:value-type="string">
            <text:p>Iniciante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42" calcext:value-type="float">
            <text:p>42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14]+1" office:value-type="float" office:value="14" calcext:value-type="float">
            <text:p>14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C14]" office:value-type="float" office:value="1" calcext:value-type="float">
            <text:p>1</text:p>
          </table:table-cell>
          <table:table-cell table:style-name="ce8" table:formula="of:=[.D14]" office:value-type="float" office:value="1" calcext:value-type="float">
            <text:p>1</text:p>
          </table:table-cell>
          <table:table-cell table:style-name="ce17" office:value-type="float" office:value="42" calcext:value-type="float">
            <text:p>42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15]+1" office:value-type="float" office:value="15" calcext:value-type="float">
            <text:p>15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C15]+1" office:value-type="float" office:value="2" calcext:value-type="float">
            <text:p>2</text:p>
          </table:table-cell>
          <table:table-cell table:style-name="ce8" table:formula="of:=[.D15]" office:value-type="float" office:value="1" calcext:value-type="float">
            <text:p>1</text:p>
          </table:table-cell>
          <table:table-cell table:style-name="ce17" office:value-type="float" office:value="44" calcext:value-type="float">
            <text:p>44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16]+1" office:value-type="float" office:value="16" calcext:value-type="float">
            <text:p>16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C16]" office:value-type="float" office:value="2" calcext:value-type="float">
            <text:p>2</text:p>
          </table:table-cell>
          <table:table-cell table:style-name="ce8" table:formula="of:=[.D16]" office:value-type="float" office:value="1" calcext:value-type="float">
            <text:p>1</text:p>
          </table:table-cell>
          <table:table-cell table:style-name="ce17" office:value-type="float" office:value="44" calcext:value-type="float">
            <text:p>44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17]+1" office:value-type="float" office:value="17" calcext:value-type="float">
            <text:p>17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C17]+1" office:value-type="float" office:value="3" calcext:value-type="float">
            <text:p>3</text:p>
          </table:table-cell>
          <table:table-cell table:style-name="ce8" table:formula="of:=[.D17]" office:value-type="float" office:value="1" calcext:value-type="float">
            <text:p>1</text:p>
          </table:table-cell>
          <table:table-cell table:style-name="ce17" office:value-type="float" office:value="46" calcext:value-type="float">
            <text:p>46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18]+1" office:value-type="float" office:value="18" calcext:value-type="float">
            <text:p>18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C18]" office:value-type="float" office:value="3" calcext:value-type="float">
            <text:p>3</text:p>
          </table:table-cell>
          <table:table-cell table:style-name="ce8" table:formula="of:=[.D18]" office:value-type="float" office:value="1" calcext:value-type="float">
            <text:p>1</text:p>
          </table:table-cell>
          <table:table-cell table:style-name="ce17" office:value-type="float" office:value="48" calcext:value-type="float">
            <text:p>48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19]+1" office:value-type="float" office:value="19" calcext:value-type="float">
            <text:p>19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C19]+1" office:value-type="float" office:value="4" calcext:value-type="float">
            <text:p>4</text:p>
          </table:table-cell>
          <table:table-cell table:style-name="ce8" table:formula="of:=[.D19]" office:value-type="float" office:value="1" calcext:value-type="float">
            <text:p>1</text:p>
          </table:table-cell>
          <table:table-cell table:style-name="ce17" table:formula="of:=[.E19]" office:value-type="float" office:value="48" calcext:value-type="float">
            <text:p>48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12" table:formula="of:=[.A20]+1" office:value-type="float" office:value="20" calcext:value-type="float">
            <text:p>20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C20]" office:value-type="float" office:value="4" calcext:value-type="float">
            <text:p>4</text:p>
          </table:table-cell>
          <table:table-cell table:style-name="ce8" table:formula="of:=[.D20]" office:value-type="float" office:value="1" calcext:value-type="float">
            <text:p>1</text:p>
          </table:table-cell>
          <table:table-cell table:style-name="ce17" office:value-type="float" office:value="48" calcext:value-type="float">
            <text:p>48</text:p>
          </table:table-cell>
          <table:table-cell table:style-name="ce8" office:value-type="string" calcext:value-type="string">
            <text:p>Você exercitou todos os dedos. Agora vamos tentar o mesmo com outras cordas! Ganhou o 2º troféu!</text:p>
          </table:table-cell>
          <table:table-cell table:number-columns-repeated="1017"/>
        </table:table-row>
        <table:table-row table:style-name="ro2">
          <table:table-cell table:style-name="ce12" table:formula="of:=[.A21]+1" office:value-type="float" office:value="21" calcext:value-type="float">
            <text:p>21</text:p>
          </table:table-cell>
          <table:table-cell table:style-name="ce8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0" calcext:value-type="float">
            <text:p>40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22]+1" office:value-type="float" office:value="22" calcext:value-type="float">
            <text:p>22</text:p>
          </table:table-cell>
          <table:table-cell table:style-name="ce8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2" calcext:value-type="float">
            <text:p>42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23]+1" office:value-type="float" office:value="23" calcext:value-type="float">
            <text:p>23</text:p>
          </table:table-cell>
          <table:table-cell table:style-name="ce8" office:value-type="string" calcext:value-type="string">
            <text:p>Básico I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40" calcext:value-type="float">
            <text:p>40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24]+1" office:value-type="float" office:value="24" calcext:value-type="float">
            <text:p>2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24]" office:value-type="float" office:value="1" calcext:value-type="float">
            <text:p>1</text:p>
          </table:table-cell>
          <table:table-cell table:style-name="ce8" table:formula="of:=[.D24]" office:value-type="float" office:value="2" calcext:value-type="float">
            <text:p>2</text:p>
          </table:table-cell>
          <table:table-cell table:style-name="ce17" table:formula="of:=[.E24]+2" office:value-type="float" office:value="42" calcext:value-type="float">
            <text:p>42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25]+1" office:value-type="float" office:value="25" calcext:value-type="float">
            <text:p>25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25]+1" office:value-type="float" office:value="2" calcext:value-type="float">
            <text:p>2</text:p>
          </table:table-cell>
          <table:table-cell table:style-name="ce8" table:formula="of:=[.D25]" office:value-type="float" office:value="2" calcext:value-type="float">
            <text:p>2</text:p>
          </table:table-cell>
          <table:table-cell table:style-name="ce17" table:formula="of:=[.E25]" office:value-type="float" office:value="42" calcext:value-type="float">
            <text:p>42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26]+1" office:value-type="float" office:value="26" calcext:value-type="float">
            <text:p>26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26]" office:value-type="float" office:value="2" calcext:value-type="float">
            <text:p>2</text:p>
          </table:table-cell>
          <table:table-cell table:style-name="ce8" table:formula="of:=[.D26]" office:value-type="float" office:value="2" calcext:value-type="float">
            <text:p>2</text:p>
          </table:table-cell>
          <table:table-cell table:style-name="ce17" table:formula="of:=[.E26]+2" office:value-type="float" office:value="44" calcext:value-type="float">
            <text:p>44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27]+1" office:value-type="float" office:value="27" calcext:value-type="float">
            <text:p>27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27]+1" office:value-type="float" office:value="3" calcext:value-type="float">
            <text:p>3</text:p>
          </table:table-cell>
          <table:table-cell table:style-name="ce8" table:formula="of:=[.D27]" office:value-type="float" office:value="2" calcext:value-type="float">
            <text:p>2</text:p>
          </table:table-cell>
          <table:table-cell table:style-name="ce17" table:formula="of:=[.E27]" office:value-type="float" office:value="44" calcext:value-type="float">
            <text:p>44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28]+1" office:value-type="float" office:value="28" calcext:value-type="float">
            <text:p>28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28]" office:value-type="float" office:value="3" calcext:value-type="float">
            <text:p>3</text:p>
          </table:table-cell>
          <table:table-cell table:style-name="ce8" table:formula="of:=[.D28]" office:value-type="float" office:value="2" calcext:value-type="float">
            <text:p>2</text:p>
          </table:table-cell>
          <table:table-cell table:style-name="ce17" table:formula="of:=[.E28]+2" office:value-type="float" office:value="46" calcext:value-type="float">
            <text:p>46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29]+1" office:value-type="float" office:value="29" calcext:value-type="float">
            <text:p>29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29]+1" office:value-type="float" office:value="4" calcext:value-type="float">
            <text:p>4</text:p>
          </table:table-cell>
          <table:table-cell table:style-name="ce8" table:formula="of:=[.D29]" office:value-type="float" office:value="2" calcext:value-type="float">
            <text:p>2</text:p>
          </table:table-cell>
          <table:table-cell table:style-name="ce17" table:formula="of:=[.E29]" office:value-type="float" office:value="46" calcext:value-type="float">
            <text:p>46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30]+1" office:value-type="float" office:value="30" calcext:value-type="float">
            <text:p>30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30]" office:value-type="float" office:value="4" calcext:value-type="float">
            <text:p>4</text:p>
          </table:table-cell>
          <table:table-cell table:style-name="ce8" table:formula="of:=[.D30]" office:value-type="float" office:value="2" calcext:value-type="float">
            <text:p>2</text:p>
          </table:table-cell>
          <table:table-cell table:style-name="ce17" table:formula="of:=[.E30]+2" office:value-type="float" office:value="48" calcext:value-type="float">
            <text:p>48</text:p>
          </table:table-cell>
          <table:table-cell table:style-name="ce8" office:value-type="string" calcext:value-type="string">
            <text:p>Você exercitou a segunda corda!</text:p>
          </table:table-cell>
          <table:table-cell table:number-columns-repeated="1017"/>
        </table:table-row>
        <table:table-row table:style-name="ro2">
          <table:table-cell table:style-name="ce12" table:formula="of:=[.A31]+1" office:value-type="float" office:value="31" calcext:value-type="float">
            <text:p>31</text:p>
          </table:table-cell>
          <table:table-cell table:style-name="ce8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0" calcext:value-type="float">
            <text:p>40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32]+1" office:value-type="float" office:value="32" calcext:value-type="float">
            <text:p>32</text:p>
          </table:table-cell>
          <table:table-cell table:style-name="ce8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2" calcext:value-type="float">
            <text:p>42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33]+1" office:value-type="float" office:value="33" calcext:value-type="float">
            <text:p>33</text:p>
          </table:table-cell>
          <table:table-cell table:style-name="ce8" office:value-type="string" calcext:value-type="string">
            <text:p>Básico I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0" calcext:value-type="float">
            <text:p>40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34]+1" office:value-type="float" office:value="34" calcext:value-type="float">
            <text:p>3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34]" office:value-type="float" office:value="1" calcext:value-type="float">
            <text:p>1</text:p>
          </table:table-cell>
          <table:table-cell table:style-name="ce8" office:value-type="string" calcext:value-type="string">
            <text:p>3</text:p>
          </table:table-cell>
          <table:table-cell table:style-name="ce17" table:formula="of:=[.E34]+2" office:value-type="float" office:value="42" calcext:value-type="float">
            <text:p>42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35]+1" office:value-type="float" office:value="35" calcext:value-type="float">
            <text:p>35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35]+1" office:value-type="float" office:value="2" calcext:value-type="float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17" table:formula="of:=[.E35]" office:value-type="float" office:value="42" calcext:value-type="float">
            <text:p>42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36]+1" office:value-type="float" office:value="36" calcext:value-type="float">
            <text:p>36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36]" office:value-type="float" office:value="2" calcext:value-type="float">
            <text:p>2</text:p>
          </table:table-cell>
          <table:table-cell table:style-name="ce8" table:formula="of:=[.D36]" office:value-type="string" office:string-value="3" calcext:value-type="string">
            <text:p>3</text:p>
          </table:table-cell>
          <table:table-cell table:style-name="ce17" table:formula="of:=[.E36]+2" office:value-type="float" office:value="44" calcext:value-type="float">
            <text:p>44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37]+1" office:value-type="float" office:value="37" calcext:value-type="float">
            <text:p>37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37]+1" office:value-type="float" office:value="3" calcext:value-type="float">
            <text:p>3</text:p>
          </table:table-cell>
          <table:table-cell table:style-name="ce8" table:formula="of:=[.D37]" office:value-type="string" office:string-value="3" calcext:value-type="string">
            <text:p>3</text:p>
          </table:table-cell>
          <table:table-cell table:style-name="ce17" table:formula="of:=[.E37]" office:value-type="float" office:value="44" calcext:value-type="float">
            <text:p>44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38]+1" office:value-type="float" office:value="38" calcext:value-type="float">
            <text:p>38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38]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7" table:formula="of:=[.E38]+2" office:value-type="float" office:value="46" calcext:value-type="float">
            <text:p>46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39]+1" office:value-type="float" office:value="39" calcext:value-type="float">
            <text:p>39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39]+1" office:value-type="float" office:value="4" calcext:value-type="float">
            <text:p>4</text:p>
          </table:table-cell>
          <table:table-cell table:style-name="ce8" table:formula="of:=[.D39]" office:value-type="float" office:value="3" calcext:value-type="float">
            <text:p>3</text:p>
          </table:table-cell>
          <table:table-cell table:style-name="ce17" table:formula="of:=[.E39]" office:value-type="float" office:value="46" calcext:value-type="float">
            <text:p>46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table:formula="of:=[.A40]+1" office:value-type="float" office:value="40" calcext:value-type="float">
            <text:p>40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40]" office:value-type="float" office:value="4" calcext:value-type="float">
            <text:p>4</text:p>
          </table:table-cell>
          <table:table-cell table:style-name="ce8" table:formula="of:=[.D40]" office:value-type="float" office:value="3" calcext:value-type="float">
            <text:p>3</text:p>
          </table:table-cell>
          <table:table-cell table:style-name="ce17" table:formula="of:=[.E40]+2" office:value-type="float" office:value="48" calcext:value-type="float">
            <text:p>48</text:p>
          </table:table-cell>
          <table:table-cell table:style-name="ce8" office:value-type="string" calcext:value-type="string">
            <text:p><text:span text:style-name="T1">Você exercitou a terceira corda! </text:span>Ganhou o terceiro troféu!</text:p>
          </table:table-cell>
          <table:table-cell table:number-columns-repeated="1017"/>
        </table:table-row>
        <table:table-row table:style-name="ro2">
          <table:table-cell table:style-name="ce12" table:formula="of:=[.A41]+1" office:value-type="float" office:value="41" calcext:value-type="float">
            <text:p>41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string" calcext:value-type="string">
            <text:p>4</text:p>
          </table:table-cell>
          <table:table-cell table:style-name="ce17" office:value-type="float" office:value="40" calcext:value-type="float">
            <text:p>40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42]+1" office:value-type="float" office:value="42" calcext:value-type="float">
            <text:p>42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C42]" office:value-type="float" office:value="1" calcext:value-type="float">
            <text:p>1</text:p>
          </table:table-cell>
          <table:table-cell table:style-name="ce8" table:formula="of:=[.D42]" office:value-type="string" office:string-value="4" calcext:value-type="string">
            <text:p>4</text:p>
          </table:table-cell>
          <table:table-cell table:style-name="ce17" table:formula="of:=[.E42]+2" office:value-type="float" office:value="42" calcext:value-type="float">
            <text:p>42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43]+1" office:value-type="float" office:value="43" calcext:value-type="float">
            <text:p>43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C43]+1" office:value-type="float" office:value="2" calcext:value-type="float">
            <text:p>2</text:p>
          </table:table-cell>
          <table:table-cell table:style-name="ce8" table:formula="of:=[.D43]" office:value-type="string" office:string-value="4" calcext:value-type="string">
            <text:p>4</text:p>
          </table:table-cell>
          <table:table-cell table:style-name="ce17" table:formula="of:=[.E43]" office:value-type="float" office:value="42" calcext:value-type="float">
            <text:p>42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44]+1" office:value-type="float" office:value="44" calcext:value-type="float">
            <text:p>44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C44]" office:value-type="float" office:value="2" calcext:value-type="float">
            <text:p>2</text:p>
          </table:table-cell>
          <table:table-cell table:style-name="ce8" table:formula="of:=[.D44]" office:value-type="string" office:string-value="4" calcext:value-type="string">
            <text:p>4</text:p>
          </table:table-cell>
          <table:table-cell table:style-name="ce17" table:formula="of:=[.E44]+2" office:value-type="float" office:value="44" calcext:value-type="float">
            <text:p>44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45]+1" office:value-type="float" office:value="45" calcext:value-type="float">
            <text:p>45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C45]+1" office:value-type="float" office:value="3" calcext:value-type="float">
            <text:p>3</text:p>
          </table:table-cell>
          <table:table-cell table:style-name="ce8" table:formula="of:=[.D45]" office:value-type="string" office:string-value="4" calcext:value-type="string">
            <text:p>4</text:p>
          </table:table-cell>
          <table:table-cell table:style-name="ce17" table:formula="of:=[.E45]" office:value-type="float" office:value="44" calcext:value-type="float">
            <text:p>44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46]+1" office:value-type="float" office:value="46" calcext:value-type="float">
            <text:p>46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C46]" office:value-type="float" office:value="3" calcext:value-type="float">
            <text:p>3</text:p>
          </table:table-cell>
          <table:table-cell table:style-name="ce8" table:formula="of:=[.D46]" office:value-type="string" office:string-value="4" calcext:value-type="string">
            <text:p>4</text:p>
          </table:table-cell>
          <table:table-cell table:style-name="ce17" table:formula="of:=[.E46]+2" office:value-type="float" office:value="46" calcext:value-type="float">
            <text:p>46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47]+1" office:value-type="float" office:value="47" calcext:value-type="float">
            <text:p>47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C47]+1" office:value-type="float" office:value="4" calcext:value-type="float">
            <text:p>4</text:p>
          </table:table-cell>
          <table:table-cell table:style-name="ce8" table:formula="of:=[.D47]" office:value-type="string" office:string-value="4" calcext:value-type="string">
            <text:p>4</text:p>
          </table:table-cell>
          <table:table-cell table:style-name="ce17" table:formula="of:=[.E47]" office:value-type="float" office:value="46" calcext:value-type="float">
            <text:p>46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48]+1" office:value-type="float" office:value="48" calcext:value-type="float">
            <text:p>48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C48]" office:value-type="float" office:value="4" calcext:value-type="float">
            <text:p>4</text:p>
          </table:table-cell>
          <table:table-cell table:style-name="ce8" table:formula="of:=[.D48]" office:value-type="string" office:string-value="4" calcext:value-type="string">
            <text:p>4</text:p>
          </table:table-cell>
          <table:table-cell table:style-name="ce17" table:formula="of:=[.E48]+2" office:value-type="float" office:value="48" calcext:value-type="float">
            <text:p>48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49]+1" office:value-type="float" office:value="49" calcext:value-type="float">
            <text:p>49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8" table:formula="of:=[.D49]" office:value-type="string" office:string-value="4" calcext:value-type="string">
            <text:p>4</text:p>
          </table:table-cell>
          <table:table-cell table:style-name="ce17" office:value-type="float" office:value="40" calcext:value-type="float">
            <text:p>40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50]+1" office:value-type="float" office:value="50" calcext:value-type="float">
            <text:p>50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17" table:formula="of:=[.E50]+2" office:value-type="float" office:value="42" calcext:value-type="float">
            <text:p>42</text:p>
          </table:table-cell>
          <table:table-cell table:style-name="ce8" office:value-type="string" calcext:value-type="string">
            <text:p>Você exercitou todas as cordas!</text:p>
          </table:table-cell>
          <table:table-cell table:number-columns-repeated="1017"/>
        </table:table-row>
        <table:table-row table:style-name="ro2">
          <table:table-cell table:style-name="ce12" table:formula="of:=[.A51]+1" office:value-type="float" office:value="51" calcext:value-type="float">
            <text:p>51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17" table:formula="of:=[.E51]" office:value-type="float" office:value="42" calcext:value-type="float">
            <text:p>42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52]+1" office:value-type="float" office:value="52" calcext:value-type="float">
            <text:p>52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2" calcext:value-type="float">
            <text:p>2</text:p>
          </table:table-cell>
          <table:table-cell table:style-name="ce8" office:value-type="string" calcext:value-type="string">
            <text:p>1</text:p>
          </table:table-cell>
          <table:table-cell table:style-name="ce17" office:value-type="float" office:value="42" calcext:value-type="float">
            <text:p>42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53]+1" office:value-type="float" office:value="53" calcext:value-type="float">
            <text:p>53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3" calcext:value-type="float">
            <text:p>3</text:p>
          </table:table-cell>
          <table:table-cell table:style-name="ce8" office:value-type="string" calcext:value-type="string">
            <text:p>1</text:p>
          </table:table-cell>
          <table:table-cell table:style-name="ce17" office:value-type="float" office:value="42" calcext:value-type="float">
            <text:p>42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54]+1" office:value-type="float" office:value="54" calcext:value-type="float">
            <text:p>5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4" calcext:value-type="float">
            <text:p>4</text:p>
          </table:table-cell>
          <table:table-cell table:style-name="ce8" office:value-type="string" calcext:value-type="string">
            <text:p>1</text:p>
          </table:table-cell>
          <table:table-cell table:style-name="ce17" office:value-type="float" office:value="42" calcext:value-type="float">
            <text:p>42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55]+1" office:value-type="float" office:value="55" calcext:value-type="float">
            <text:p>55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4" calcext:value-type="float">
            <text:p>44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56]+1" office:value-type="float" office:value="56" calcext:value-type="float">
            <text:p>56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4" calcext:value-type="float">
            <text:p>44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57]+1" office:value-type="float" office:value="57" calcext:value-type="float">
            <text:p>57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2" calcext:value-type="float">
            <text:p>2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4" calcext:value-type="float">
            <text:p>44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58]+1" office:value-type="float" office:value="58" calcext:value-type="float">
            <text:p>58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3" calcext:value-type="float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4" calcext:value-type="float">
            <text:p>44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59]+1" office:value-type="float" office:value="59" calcext:value-type="float">
            <text:p>59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4" calcext:value-type="float">
            <text:p>4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4" calcext:value-type="float">
            <text:p>44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60]+1" office:value-type="float" office:value="60" calcext:value-type="float">
            <text:p>60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6" calcext:value-type="float">
            <text:p>46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61]+1" office:value-type="float" office:value="61" calcext:value-type="float">
            <text:p>61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6" calcext:value-type="float">
            <text:p>46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62]+1" office:value-type="float" office:value="62" calcext:value-type="float">
            <text:p>62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2" calcext:value-type="float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6" calcext:value-type="float">
            <text:p>46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63]+1" office:value-type="float" office:value="63" calcext:value-type="float">
            <text:p>63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3" calcext:value-type="float">
            <text:p>3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6" calcext:value-type="float">
            <text:p>46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64]+1" office:value-type="float" office:value="64" calcext:value-type="float">
            <text:p>6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4" calcext:value-type="float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6" calcext:value-type="float">
            <text:p>46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65]+1" office:value-type="float" office:value="65" calcext:value-type="float">
            <text:p>65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17" office:value-type="float" office:value="48" calcext:value-type="float">
            <text:p>48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66]+1" office:value-type="float" office:value="66" calcext:value-type="float">
            <text:p>66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8" table:formula="of:=[.D66]" office:value-type="string" office:string-value="4" calcext:value-type="string">
            <text:p>4</text:p>
          </table:table-cell>
          <table:table-cell table:style-name="ce17" office:value-type="float" office:value="48" calcext:value-type="float">
            <text:p>48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67]+1" office:value-type="float" office:value="67" calcext:value-type="float">
            <text:p>67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2" calcext:value-type="float">
            <text:p>2</text:p>
          </table:table-cell>
          <table:table-cell table:style-name="ce8" table:formula="of:=[.D67]" office:value-type="string" office:string-value="4" calcext:value-type="string">
            <text:p>4</text:p>
          </table:table-cell>
          <table:table-cell table:style-name="ce17" office:value-type="float" office:value="48" calcext:value-type="float">
            <text:p>48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68]+1" office:value-type="float" office:value="68" calcext:value-type="float">
            <text:p>68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3" calcext:value-type="float">
            <text:p>3</text:p>
          </table:table-cell>
          <table:table-cell table:style-name="ce8" table:formula="of:=[.D68]" office:value-type="string" office:string-value="4" calcext:value-type="string">
            <text:p>4</text:p>
          </table:table-cell>
          <table:table-cell table:style-name="ce17" office:value-type="float" office:value="48" calcext:value-type="float">
            <text:p>48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69]+1" office:value-type="float" office:value="69" calcext:value-type="float">
            <text:p>69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4" calcext:value-type="float">
            <text:p>4</text:p>
          </table:table-cell>
          <table:table-cell table:style-name="ce8" office:value-type="string" calcext:value-type="string">
            <text:p>4</text:p>
          </table:table-cell>
          <table:table-cell table:style-name="ce17" office:value-type="float" office:value="48" calcext:value-type="float">
            <text:p>48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table:formula="of:=[.A70]+1" office:value-type="float" office:value="70" calcext:value-type="float">
            <text:p>70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50" calcext:value-type="float">
            <text:p>50</text:p>
          </table:table-cell>
          <table:table-cell table:style-name="ce8" office:value-type="string" calcext:value-type="string">
            <text:p>Que tal dar uma acelerada? Ganhou o quarto troféu!</text:p>
          </table:table-cell>
          <table:table-cell table:number-columns-repeated="1017"/>
        </table:table-row>
        <table:table-row table:style-name="ro4">
          <table:table-cell table:style-name="ce12" table:formula="of:=[.A71]+1" office:value-type="float" office:value="71" calcext:value-type="float">
            <text:p>71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0" calcext:value-type="float">
            <text:p>50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72]+1" office:value-type="float" office:value="72" calcext:value-type="float">
            <text:p>72</text:p>
          </table:table-cell>
          <table:table-cell table:style-name="ce8" office:value-type="string" calcext:value-type="string">
            <text:p>Intermediário I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table:formula="of:=[.E72]+2" office:value-type="float" office:value="52" calcext:value-type="float">
            <text:p>52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73]+1" office:value-type="float" office:value="73" calcext:value-type="float">
            <text:p>73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C73]+1" office:value-type="float" office:value="2" calcext:value-type="float">
            <text:p>2</text:p>
          </table:table-cell>
          <table:table-cell table:style-name="ce17" table:formula="of:=[.D73]" office:value-type="float" office:value="1" calcext:value-type="float">
            <text:p>1</text:p>
          </table:table-cell>
          <table:table-cell table:style-name="ce17" table:formula="of:=[.E73]+2" office:value-type="float" office:value="54" calcext:value-type="float">
            <text:p>54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74]+1" office:value-type="float" office:value="74" calcext:value-type="float">
            <text:p>74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C74]+1" office:value-type="float" office:value="3" calcext:value-type="float">
            <text:p>3</text:p>
          </table:table-cell>
          <table:table-cell table:style-name="ce17" table:formula="of:=[.D74]" office:value-type="float" office:value="1" calcext:value-type="float">
            <text:p>1</text:p>
          </table:table-cell>
          <table:table-cell table:style-name="ce17" table:formula="of:=[.E74]+2" office:value-type="float" office:value="56" calcext:value-type="float">
            <text:p>56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75]+1" office:value-type="float" office:value="75" calcext:value-type="float">
            <text:p>75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C75]+1" office:value-type="float" office:value="4" calcext:value-type="float">
            <text:p>4</text:p>
          </table:table-cell>
          <table:table-cell table:style-name="ce17" table:formula="of:=[.D75]" office:value-type="float" office:value="1" calcext:value-type="float">
            <text:p>1</text:p>
          </table:table-cell>
          <table:table-cell table:style-name="ce17" office:value-type="float" office:value="58" calcext:value-type="float">
            <text:p>58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76]+1" office:value-type="float" office:value="76" calcext:value-type="float">
            <text:p>76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75]+2" office:value-type="float" office:value="58" calcext:value-type="float">
            <text:p>58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77]+1" office:value-type="float" office:value="77" calcext:value-type="float">
            <text:p>77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77]+2" office:value-type="float" office:value="60" calcext:value-type="float">
            <text:p>60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78]+1" office:value-type="float" office:value="78" calcext:value-type="float">
            <text:p>78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C78]+1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78]+2" office:value-type="float" office:value="62" calcext:value-type="float">
            <text:p>62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79]+1" office:value-type="float" office:value="79" calcext:value-type="float">
            <text:p>79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C79]+1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79]+2" office:value-type="float" office:value="64" calcext:value-type="float">
            <text:p>64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80]+1" office:value-type="float" office:value="80" calcext:value-type="float">
            <text:p>80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C80]+1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66" calcext:value-type="float">
            <text:p>66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81]+1" office:value-type="float" office:value="81" calcext:value-type="float">
            <text:p>81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80]+2" office:value-type="float" office:value="66" calcext:value-type="float">
            <text:p>66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82]+1" office:value-type="float" office:value="82" calcext:value-type="float">
            <text:p>82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82]+2" office:value-type="float" office:value="68" calcext:value-type="float">
            <text:p>68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83]+1" office:value-type="float" office:value="83" calcext:value-type="float">
            <text:p>83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C83]+1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83]+2" office:value-type="float" office:value="70" calcext:value-type="float">
            <text:p>70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84]+1" office:value-type="float" office:value="84" calcext:value-type="float">
            <text:p>84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C84]+1" office:value-type="float" office:value="3" calcext:value-type="float">
            <text:p>3</text:p>
          </table:table-cell>
          <table:table-cell table:style-name="ce17" table:formula="of:=[.D84]" office:value-type="float" office:value="3" calcext:value-type="float">
            <text:p>3</text:p>
          </table:table-cell>
          <table:table-cell table:style-name="ce17" table:formula="of:=[.E84]+2" office:value-type="float" office:value="72" calcext:value-type="float">
            <text:p>72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85]+1" office:value-type="float" office:value="85" calcext:value-type="float">
            <text:p>85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C85]+1" office:value-type="float" office:value="4" calcext:value-type="float">
            <text:p>4</text:p>
          </table:table-cell>
          <table:table-cell table:style-name="ce17" table:formula="of:=[.D85]" office:value-type="float" office:value="3" calcext:value-type="float">
            <text:p>3</text:p>
          </table:table-cell>
          <table:table-cell table:style-name="ce17" office:value-type="float" office:value="74" calcext:value-type="float">
            <text:p>74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86]+1" office:value-type="float" office:value="86" calcext:value-type="float">
            <text:p>86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85]+2" office:value-type="float" office:value="74" calcext:value-type="float">
            <text:p>74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87]+1" office:value-type="float" office:value="87" calcext:value-type="float">
            <text:p>87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87]+2" office:value-type="float" office:value="76" calcext:value-type="float">
            <text:p>76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88]+1" office:value-type="float" office:value="88" calcext:value-type="float">
            <text:p>88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C88]+1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88]+2" office:value-type="float" office:value="78" calcext:value-type="float">
            <text:p>78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12" table:formula="of:=[.A89]+1" office:value-type="float" office:value="89" calcext:value-type="float">
            <text:p>89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C89]+1" office:value-type="float" office:value="3" calcext:value-type="float">
            <text:p>3</text:p>
          </table:table-cell>
          <table:table-cell table:style-name="ce17" table:formula="of:=[.D89]" office:value-type="float" office:value="4" calcext:value-type="float">
            <text:p>4</text:p>
          </table:table-cell>
          <table:table-cell table:style-name="ce17" table:formula="of:=[.E89]+2" office:value-type="float" office:value="80" calcext:value-type="float">
            <text:p>80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90]+1" office:value-type="float" office:value="90" calcext:value-type="float">
            <text:p>90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C90]+1" office:value-type="float" office:value="4" calcext:value-type="float">
            <text:p>4</text:p>
          </table:table-cell>
          <table:table-cell table:style-name="ce17" table:formula="of:=[.D90]" office:value-type="float" office:value="4" calcext:value-type="float">
            <text:p>4</text:p>
          </table:table-cell>
          <table:table-cell table:style-name="ce17" office:value-type="float" office:value="82" calcext:value-type="float">
            <text:p>82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91]+1" office:value-type="float" office:value="91" calcext:value-type="float">
            <text:p>91</text:p>
          </table:table-cell>
          <table:table-cell table:style-name="ce8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90]+2" office:value-type="float" office:value="82" calcext:value-type="float">
            <text:p>82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92]+1" office:value-type="float" office:value="92" calcext:value-type="float">
            <text:p>92</text:p>
          </table:table-cell>
          <table:table-cell table:style-name="ce8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92]+2" office:value-type="float" office:value="84" calcext:value-type="float">
            <text:p>84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93]+1" office:value-type="float" office:value="93" calcext:value-type="float">
            <text:p>93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C93]+1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88" calcext:value-type="float">
            <text:p>88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94]+1" office:value-type="float" office:value="94" calcext:value-type="float">
            <text:p>94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C94]+1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90" calcext:value-type="float">
            <text:p>90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95]+1" office:value-type="float" office:value="95" calcext:value-type="float">
            <text:p>95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C95]+1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92" calcext:value-type="float">
            <text:p>92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96]+1" office:value-type="float" office:value="96" calcext:value-type="float">
            <text:p>96</text:p>
          </table:table-cell>
          <table:table-cell table:style-name="ce8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94" calcext:value-type="float">
            <text:p>94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97]+1" office:value-type="float" office:value="97" calcext:value-type="float">
            <text:p>97</text:p>
          </table:table-cell>
          <table:table-cell table:style-name="ce8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96" calcext:value-type="float">
            <text:p>96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98]+1" office:value-type="float" office:value="98" calcext:value-type="float">
            <text:p>98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C98]+1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98" calcext:value-type="float">
            <text:p>98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99]+1" office:value-type="float" office:value="99" calcext:value-type="float">
            <text:p>99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C99]+1" office:value-type="float" office:value="3" calcext:value-type="float">
            <text:p>3</text:p>
          </table:table-cell>
          <table:table-cell table:style-name="ce17" table:formula="of:=[.D99]" office:value-type="float" office:value="4" calcext:value-type="float">
            <text:p>4</text:p>
          </table:table-cell>
          <table:table-cell table:style-name="ce17" office:value-type="float" office:value="100" calcext:value-type="float">
            <text:p>100</text:p>
          </table:table-cell>
          <table:table-cell table:style-name="ce8"/>
          <table:table-cell table:number-columns-repeated="1017"/>
        </table:table-row>
        <table:table-row table:style-name="ro5">
          <table:table-cell table:style-name="ce12" table:formula="of:=[.A100]+1" office:value-type="float" office:value="100" calcext:value-type="float">
            <text:p>100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100]+1" office:value-type="float" office:value="4" calcext:value-type="float">
            <text:p>4</text:p>
          </table:table-cell>
          <table:table-cell table:style-name="ce17" table:formula="of:=[.D100]" office:value-type="float" office:value="4" calcext:value-type="float">
            <text:p>4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Você pegou o jeito! Vamos tentar com várias cordas? Ganhou o quinto troféu</text:p>
          </table:table-cell>
          <table:table-cell table:number-columns-repeated="1017"/>
        </table:table-row>
        <table:table-row table:style-name="ro2">
          <table:table-cell table:style-name="ce12" table:formula="of:=[.A101]+1" office:value-type="float" office:value="101" calcext:value-type="float">
            <text:p>101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downToUp</text:p>
          </table:table-cell>
          <table:table-cell table:style-name="ce17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02]+1" office:value-type="float" office:value="102" calcext:value-type="float">
            <text:p>102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02]" office:value-type="string" office:string-value="downToUp" calcext:value-type="string">
            <text:p>downToUp</text:p>
          </table:table-cell>
          <table:table-cell table:style-name="ce17" table:formula="of:=[.E102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03]+1" office:value-type="float" office:value="103" calcext:value-type="float">
            <text:p>103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03]" office:value-type="string" office:string-value="downToUp" calcext:value-type="string">
            <text:p>downToUp</text:p>
          </table:table-cell>
          <table:table-cell table:style-name="ce17" table:formula="of:=[.E103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04]+1" office:value-type="float" office:value="104" calcext:value-type="float">
            <text:p>10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04]" office:value-type="string" office:string-value="downToUp" calcext:value-type="string">
            <text:p>downToUp</text:p>
          </table:table-cell>
          <table:table-cell table:style-name="ce17" table:formula="of:=[.E104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05]+1" office:value-type="float" office:value="105" calcext:value-type="float">
            <text:p>105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05]" office:value-type="string" office:string-value="downToUp" calcext:value-type="string">
            <text:p>downToUp</text:p>
          </table:table-cell>
          <table:table-cell table:style-name="ce17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06]+1" office:value-type="float" office:value="106" calcext:value-type="float">
            <text:p>10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06]" office:value-type="string" office:string-value="downToUp" calcext:value-type="string">
            <text:p>downToUp</text:p>
          </table:table-cell>
          <table:table-cell table:style-name="ce17" table:formula="of:=[.E106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07]+1" office:value-type="float" office:value="107" calcext:value-type="float">
            <text:p>107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07]" office:value-type="string" office:string-value="downToUp" calcext:value-type="string">
            <text:p>downToUp</text:p>
          </table:table-cell>
          <table:table-cell table:style-name="ce17" table:formula="of:=[.E107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08]+1" office:value-type="float" office:value="108" calcext:value-type="float">
            <text:p>108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08]" office:value-type="string" office:string-value="downToUp" calcext:value-type="string">
            <text:p>downToUp</text:p>
          </table:table-cell>
          <table:table-cell table:style-name="ce17" table:formula="of:=[.E108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09]+1" office:value-type="float" office:value="109" calcext:value-type="float">
            <text:p>109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09]" office:value-type="string" office:string-value="downToUp" calcext:value-type="string">
            <text:p>downToUp</text:p>
          </table:table-cell>
          <table:table-cell table:style-name="ce17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10]+1" office:value-type="float" office:value="110" calcext:value-type="float">
            <text:p>110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10]" office:value-type="string" office:string-value="downToUp" calcext:value-type="string">
            <text:p>downToUp</text:p>
          </table:table-cell>
          <table:table-cell table:style-name="ce17" table:formula="of:=[.E110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11]+1" office:value-type="float" office:value="111" calcext:value-type="float">
            <text:p>111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upToDown</text:p>
          </table:table-cell>
          <table:table-cell table:style-name="ce17" table:formula="of:=[.E111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12]+1" office:value-type="float" office:value="112" calcext:value-type="float">
            <text:p>112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upToDown</text:p>
          </table:table-cell>
          <table:table-cell table:style-name="ce17" table:formula="of:=[.E112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13]+1" office:value-type="float" office:value="113" calcext:value-type="float">
            <text:p>113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12]" office:value-type="string" office:string-value="upToDown" calcext:value-type="string">
            <text:p>upToDown</text:p>
          </table:table-cell>
          <table:table-cell table:style-name="ce17" table:formula="of:=[.E113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14]+1" office:value-type="float" office:value="114" calcext:value-type="float">
            <text:p>11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13]" office:value-type="string" office:string-value="upToDown" calcext:value-type="string">
            <text:p>upToDown</text:p>
          </table:table-cell>
          <table:table-cell table:style-name="ce17" table:formula="of:=[.E114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15]+1" office:value-type="float" office:value="115" calcext:value-type="float">
            <text:p>115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14]" office:value-type="string" office:string-value="upToDown" calcext:value-type="string">
            <text:p>upToDown</text:p>
          </table:table-cell>
          <table:table-cell table:style-name="ce17" table:formula="of:=[.E115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16]+1" office:value-type="float" office:value="116" calcext:value-type="float">
            <text:p>11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15]" office:value-type="string" office:string-value="upToDown" calcext:value-type="string">
            <text:p>upToDown</text:p>
          </table:table-cell>
          <table:table-cell table:style-name="ce17" table:formula="of:=[.E116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17]+1" office:value-type="float" office:value="117" calcext:value-type="float">
            <text:p>117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16]" office:value-type="string" office:string-value="upToDown" calcext:value-type="string">
            <text:p>upToDown</text:p>
          </table:table-cell>
          <table:table-cell table:style-name="ce17" table:formula="of:=[.E117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18]+1" office:value-type="float" office:value="118" calcext:value-type="float">
            <text:p>118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17]" office:value-type="string" office:string-value="upToDown" calcext:value-type="string">
            <text:p>upToDown</text:p>
          </table:table-cell>
          <table:table-cell table:style-name="ce17" table:formula="of:=[.E118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19]+1" office:value-type="float" office:value="119" calcext:value-type="float">
            <text:p>119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18]" office:value-type="string" office:string-value="upToDown" calcext:value-type="string">
            <text:p>upToDown</text:p>
          </table:table-cell>
          <table:table-cell table:style-name="ce17" table:formula="of:=[.E119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20]+1" office:value-type="float" office:value="120" calcext:value-type="float">
            <text:p>120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19]" office:value-type="string" office:string-value="upToDown" calcext:value-type="string">
            <text:p>upToDown</text:p>
          </table:table-cell>
          <table:table-cell table:style-name="ce17" table:formula="of:=[.E120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21]+1" office:value-type="float" office:value="121" calcext:value-type="float">
            <text:p>121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downToUp</text:p>
          </table:table-cell>
          <table:table-cell table:style-name="ce17" table:formula="of:=[.E121]+2" office:value-type="float" office:value="62" calcext:value-type="float">
            <text:p>6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22]+1" office:value-type="float" office:value="122" calcext:value-type="float">
            <text:p>122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21]" office:value-type="string" office:string-value="upToDown" calcext:value-type="string">
            <text:p>upToDown</text:p>
          </table:table-cell>
          <table:table-cell table:style-name="ce17" table:formula="of:=[.E122]+2" office:value-type="float" office:value="64" calcext:value-type="float">
            <text:p>6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23]+1" office:value-type="float" office:value="123" calcext:value-type="float">
            <text:p>123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22]" office:value-type="string" office:string-value="downToUp" calcext:value-type="string">
            <text:p>downToUp</text:p>
          </table:table-cell>
          <table:table-cell table:style-name="ce17" table:formula="of:=[.E123]+2" office:value-type="float" office:value="66" calcext:value-type="float">
            <text:p>6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24]+1" office:value-type="float" office:value="124" calcext:value-type="float">
            <text:p>12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23]" office:value-type="string" office:string-value="upToDown" calcext:value-type="string">
            <text:p>upToDown</text:p>
          </table:table-cell>
          <table:table-cell table:style-name="ce17" table:formula="of:=[.E124]+2" office:value-type="float" office:value="68" calcext:value-type="float">
            <text:p>6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25]+1" office:value-type="float" office:value="125" calcext:value-type="float">
            <text:p>125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24]" office:value-type="string" office:string-value="downToUp" calcext:value-type="string">
            <text:p>downToUp</text:p>
          </table:table-cell>
          <table:table-cell table:style-name="ce17" table:formula="of:=[.E125]+2" office:value-type="float" office:value="70" calcext:value-type="float">
            <text:p>7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26]+1" office:value-type="float" office:value="126" calcext:value-type="float">
            <text:p>12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25]" office:value-type="string" office:string-value="upToDown" calcext:value-type="string">
            <text:p>upToDown</text:p>
          </table:table-cell>
          <table:table-cell table:style-name="ce17" table:formula="of:=[.E126]+2" office:value-type="float" office:value="72" calcext:value-type="float">
            <text:p>7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27]+1" office:value-type="float" office:value="127" calcext:value-type="float">
            <text:p>127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26]" office:value-type="string" office:string-value="downToUp" calcext:value-type="string">
            <text:p>downToUp</text:p>
          </table:table-cell>
          <table:table-cell table:style-name="ce17" table:formula="of:=[.E127]+2" office:value-type="float" office:value="74" calcext:value-type="float">
            <text:p>7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28]+1" office:value-type="float" office:value="128" calcext:value-type="float">
            <text:p>128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27]" office:value-type="string" office:string-value="upToDown" calcext:value-type="string">
            <text:p>upToDown</text:p>
          </table:table-cell>
          <table:table-cell table:style-name="ce17" table:formula="of:=[.E128]+2" office:value-type="float" office:value="76" calcext:value-type="float">
            <text:p>7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29]+1" office:value-type="float" office:value="129" calcext:value-type="float">
            <text:p>129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28]" office:value-type="string" office:string-value="downToUp" calcext:value-type="string">
            <text:p>downToUp</text:p>
          </table:table-cell>
          <table:table-cell table:style-name="ce17" table:formula="of:=[.E129]+2" office:value-type="float" office:value="78" calcext:value-type="float">
            <text:p>7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30]+1" office:value-type="float" office:value="130" calcext:value-type="float">
            <text:p>130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29]" office:value-type="string" office:string-value="upToDown" calcext:value-type="string">
            <text:p>upToDown</text:p>
          </table:table-cell>
          <table:table-cell table:style-name="ce17" table:formula="of:=[.E130]+2" office:value-type="float" office:value="80" calcext:value-type="float">
            <text:p>8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31]+1" office:value-type="float" office:value="131" calcext:value-type="float">
            <text:p>131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30]" office:value-type="string" office:string-value="downToUp" calcext:value-type="string">
            <text:p>downToUp</text:p>
          </table:table-cell>
          <table:table-cell table:style-name="ce17" table:formula="of:=[.E131]+2" office:value-type="float" office:value="82" calcext:value-type="float">
            <text:p>8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32]+1" office:value-type="float" office:value="132" calcext:value-type="float">
            <text:p>132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31]" office:value-type="string" office:string-value="upToDown" calcext:value-type="string">
            <text:p>upToDown</text:p>
          </table:table-cell>
          <table:table-cell table:style-name="ce17" table:formula="of:=[.E132]+2" office:value-type="float" office:value="84" calcext:value-type="float">
            <text:p>8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33]+1" office:value-type="float" office:value="133" calcext:value-type="float">
            <text:p>133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32]" office:value-type="string" office:string-value="downToUp" calcext:value-type="string">
            <text:p>downToUp</text:p>
          </table:table-cell>
          <table:table-cell table:style-name="ce17" table:formula="of:=[.E133]+2" office:value-type="float" office:value="86" calcext:value-type="float">
            <text:p>8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34]+1" office:value-type="float" office:value="134" calcext:value-type="float">
            <text:p>13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33]" office:value-type="string" office:string-value="upToDown" calcext:value-type="string">
            <text:p>upToDown</text:p>
          </table:table-cell>
          <table:table-cell table:style-name="ce17" table:formula="of:=[.E134]+2" office:value-type="float" office:value="88" calcext:value-type="float">
            <text:p>8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35]+1" office:value-type="float" office:value="135" calcext:value-type="float">
            <text:p>135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34]" office:value-type="string" office:string-value="downToUp" calcext:value-type="string">
            <text:p>downToUp</text:p>
          </table:table-cell>
          <table:table-cell table:style-name="ce17" table:formula="of:=[.E135]+2" office:value-type="float" office:value="90" calcext:value-type="float">
            <text:p>9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36]+1" office:value-type="float" office:value="136" calcext:value-type="float">
            <text:p>13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35]" office:value-type="string" office:string-value="upToDown" calcext:value-type="string">
            <text:p>upToDown</text:p>
          </table:table-cell>
          <table:table-cell table:style-name="ce17" table:formula="of:=[.E136]+2" office:value-type="float" office:value="92" calcext:value-type="float">
            <text:p>9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37]+1" office:value-type="float" office:value="137" calcext:value-type="float">
            <text:p>137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36]" office:value-type="string" office:string-value="downToUp" calcext:value-type="string">
            <text:p>downToUp</text:p>
          </table:table-cell>
          <table:table-cell table:style-name="ce17" table:formula="of:=[.E137]+2" office:value-type="float" office:value="94" calcext:value-type="float">
            <text:p>9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38]+1" office:value-type="float" office:value="138" calcext:value-type="float">
            <text:p>138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37]" office:value-type="string" office:string-value="upToDown" calcext:value-type="string">
            <text:p>upToDown</text:p>
          </table:table-cell>
          <table:table-cell table:style-name="ce17" table:formula="of:=[.E138]+2" office:value-type="float" office:value="96" calcext:value-type="float">
            <text:p>9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39]+1" office:value-type="float" office:value="139" calcext:value-type="float">
            <text:p>139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38]" office:value-type="string" office:string-value="downToUp" calcext:value-type="string">
            <text:p>downToUp</text:p>
          </table:table-cell>
          <table:table-cell table:style-name="ce17" table:formula="of:=[.E139]+2" office:value-type="float" office:value="98" calcext:value-type="float">
            <text:p>98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12" table:formula="of:=[.A140]+1" office:value-type="float" office:value="140" calcext:value-type="float">
            <text:p>140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39]" office:value-type="string" office:string-value="upToDown" calcext:value-type="string">
            <text:p>upToDown</text:p>
          </table:table-cell>
          <table:table-cell table:style-name="ce17" table:formula="of:=[.E140]+2" office:value-type="float" office:value="100" calcext:value-type="float">
            <text:p>100</text:p>
          </table:table-cell>
          <table:table-cell table:style-name="ce17" office:value-type="string" calcext:value-type="string">
            <text:p>Você está ficando fera! Ganhou o sexto troféu!</text:p>
          </table:table-cell>
          <table:table-cell table:number-columns-repeated="1017"/>
        </table:table-row>
        <table:table-row table:style-name="ro2">
          <table:table-cell table:style-name="ce12" table:formula="of:=[.A141]+1" office:value-type="float" office:value="141" calcext:value-type="float">
            <text:p>141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40]" office:value-type="string" office:string-value="downToUp" calcext:value-type="string">
            <text:p>downToUp</text:p>
          </table:table-cell>
          <table:table-cell table:style-name="ce17" table:formula="of:=[.E141]+2" office:value-type="float" office:value="102" calcext:value-type="float">
            <text:p>10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42]+1" office:value-type="float" office:value="142" calcext:value-type="float">
            <text:p>142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41]" office:value-type="string" office:string-value="upToDown" calcext:value-type="string">
            <text:p>upToDown</text:p>
          </table:table-cell>
          <table:table-cell table:style-name="ce17" table:formula="of:=[.E142]+2" office:value-type="float" office:value="104" calcext:value-type="float">
            <text:p>10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43]+1" office:value-type="float" office:value="143" calcext:value-type="float">
            <text:p>143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42]" office:value-type="string" office:string-value="downToUp" calcext:value-type="string">
            <text:p>downToUp</text:p>
          </table:table-cell>
          <table:table-cell table:style-name="ce17" table:formula="of:=[.E143]+2" office:value-type="float" office:value="106" calcext:value-type="float">
            <text:p>10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44]+1" office:value-type="float" office:value="144" calcext:value-type="float">
            <text:p>14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43]" office:value-type="string" office:string-value="upToDown" calcext:value-type="string">
            <text:p>upToDown</text:p>
          </table:table-cell>
          <table:table-cell table:style-name="ce17" table:formula="of:=[.E144]+2" office:value-type="float" office:value="108" calcext:value-type="float">
            <text:p>10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45]+1" office:value-type="float" office:value="145" calcext:value-type="float">
            <text:p>145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44]" office:value-type="string" office:string-value="downToUp" calcext:value-type="string">
            <text:p>downToUp</text:p>
          </table:table-cell>
          <table:table-cell table:style-name="ce17" table:formula="of:=[.E145]+2" office:value-type="float" office:value="110" calcext:value-type="float">
            <text:p>11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46]+1" office:value-type="float" office:value="146" calcext:value-type="float">
            <text:p>14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45]" office:value-type="string" office:string-value="upToDown" calcext:value-type="string">
            <text:p>upToDown</text:p>
          </table:table-cell>
          <table:table-cell table:style-name="ce17" table:formula="of:=[.E146]+2" office:value-type="float" office:value="112" calcext:value-type="float">
            <text:p>11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47]+1" office:value-type="float" office:value="147" calcext:value-type="float">
            <text:p>147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46]" office:value-type="string" office:string-value="downToUp" calcext:value-type="string">
            <text:p>downToUp</text:p>
          </table:table-cell>
          <table:table-cell table:style-name="ce17" table:formula="of:=[.E147]+2" office:value-type="float" office:value="114" calcext:value-type="float">
            <text:p>11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48]+1" office:value-type="float" office:value="148" calcext:value-type="float">
            <text:p>148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47]" office:value-type="string" office:string-value="upToDown" calcext:value-type="string">
            <text:p>upToDown</text:p>
          </table:table-cell>
          <table:table-cell table:style-name="ce17" table:formula="of:=[.E148]+2" office:value-type="float" office:value="116" calcext:value-type="float">
            <text:p>11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49]+1" office:value-type="float" office:value="149" calcext:value-type="float">
            <text:p>149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48]" office:value-type="string" office:string-value="downToUp" calcext:value-type="string">
            <text:p>downToUp</text:p>
          </table:table-cell>
          <table:table-cell table:style-name="ce17" table:formula="of:=[.E149]+2" office:value-type="float" office:value="118" calcext:value-type="float">
            <text:p>11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50]+1" office:value-type="float" office:value="150" calcext:value-type="float">
            <text:p>150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49]" office:value-type="string" office:string-value="upToDown" calcext:value-type="string">
            <text:p>upToDown</text:p>
          </table:table-cell>
          <table:table-cell table:style-name="ce17" table:formula="of:=[.E150]+2" office:value-type="float" office:value="120" calcext:value-type="float">
            <text:p>12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51]+1" office:value-type="float" office:value="151" calcext:value-type="float">
            <text:p>151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50]" office:value-type="string" office:string-value="downToUp" calcext:value-type="string">
            <text:p>downToUp</text:p>
          </table:table-cell>
          <table:table-cell table:style-name="ce17" table:formula="of:=[.E151]+2" office:value-type="float" office:value="122" calcext:value-type="float">
            <text:p>12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52]+1" office:value-type="float" office:value="152" calcext:value-type="float">
            <text:p>152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51]" office:value-type="string" office:string-value="upToDown" calcext:value-type="string">
            <text:p>upToDown</text:p>
          </table:table-cell>
          <table:table-cell table:style-name="ce17" table:formula="of:=[.E152]+2" office:value-type="float" office:value="124" calcext:value-type="float">
            <text:p>12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53]+1" office:value-type="float" office:value="153" calcext:value-type="float">
            <text:p>153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52]" office:value-type="string" office:string-value="downToUp" calcext:value-type="string">
            <text:p>downToUp</text:p>
          </table:table-cell>
          <table:table-cell table:style-name="ce17" table:formula="of:=[.E153]+2" office:value-type="float" office:value="126" calcext:value-type="float">
            <text:p>12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54]+1" office:value-type="float" office:value="154" calcext:value-type="float">
            <text:p>15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53]" office:value-type="string" office:string-value="upToDown" calcext:value-type="string">
            <text:p>upToDown</text:p>
          </table:table-cell>
          <table:table-cell table:style-name="ce17" table:formula="of:=[.E154]+2" office:value-type="float" office:value="128" calcext:value-type="float">
            <text:p>12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55]+1" office:value-type="float" office:value="155" calcext:value-type="float">
            <text:p>155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54]" office:value-type="string" office:string-value="downToUp" calcext:value-type="string">
            <text:p>downToUp</text:p>
          </table:table-cell>
          <table:table-cell table:style-name="ce17" table:formula="of:=[.E155]+2" office:value-type="float" office:value="130" calcext:value-type="float">
            <text:p>13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56]+1" office:value-type="float" office:value="156" calcext:value-type="float">
            <text:p>15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55]" office:value-type="string" office:string-value="upToDown" calcext:value-type="string">
            <text:p>upToDown</text:p>
          </table:table-cell>
          <table:table-cell table:style-name="ce17" table:formula="of:=[.E156]+2" office:value-type="float" office:value="132" calcext:value-type="float">
            <text:p>13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57]+1" office:value-type="float" office:value="157" calcext:value-type="float">
            <text:p>157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56]" office:value-type="string" office:string-value="downToUp" calcext:value-type="string">
            <text:p>downToUp</text:p>
          </table:table-cell>
          <table:table-cell table:style-name="ce17" table:formula="of:=[.E157]+2" office:value-type="float" office:value="134" calcext:value-type="float">
            <text:p>13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58]+1" office:value-type="float" office:value="158" calcext:value-type="float">
            <text:p>158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57]" office:value-type="string" office:string-value="upToDown" calcext:value-type="string">
            <text:p>upToDown</text:p>
          </table:table-cell>
          <table:table-cell table:style-name="ce17" table:formula="of:=[.E158]+2" office:value-type="float" office:value="136" calcext:value-type="float">
            <text:p>13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59]+1" office:value-type="float" office:value="159" calcext:value-type="float">
            <text:p>159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58]" office:value-type="string" office:string-value="downToUp" calcext:value-type="string">
            <text:p>downToUp</text:p>
          </table:table-cell>
          <table:table-cell table:style-name="ce17" table:formula="of:=[.E159]+2" office:value-type="float" office:value="138" calcext:value-type="float">
            <text:p>13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60]+1" office:value-type="float" office:value="160" calcext:value-type="float">
            <text:p>160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59]" office:value-type="string" office:string-value="upToDown" calcext:value-type="string">
            <text:p>upToDown</text:p>
          </table:table-cell>
          <table:table-cell table:style-name="ce17" table:formula="of:=[.E160]+2" office:value-type="float" office:value="140" calcext:value-type="float">
            <text:p>14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61]+1" office:value-type="float" office:value="161" calcext:value-type="float">
            <text:p>161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60]" office:value-type="string" office:string-value="downToUp" calcext:value-type="string">
            <text:p>downToUp</text:p>
          </table:table-cell>
          <table:table-cell table:style-name="ce17" table:formula="of:=[.E161]+2" office:value-type="float" office:value="142" calcext:value-type="float">
            <text:p>14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62]+1" office:value-type="float" office:value="162" calcext:value-type="float">
            <text:p>162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61]" office:value-type="string" office:string-value="upToDown" calcext:value-type="string">
            <text:p>upToDown</text:p>
          </table:table-cell>
          <table:table-cell table:style-name="ce17" table:formula="of:=[.E162]+2" office:value-type="float" office:value="144" calcext:value-type="float">
            <text:p>14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63]+1" office:value-type="float" office:value="163" calcext:value-type="float">
            <text:p>163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62]" office:value-type="string" office:string-value="downToUp" calcext:value-type="string">
            <text:p>downToUp</text:p>
          </table:table-cell>
          <table:table-cell table:style-name="ce17" table:formula="of:=[.E163]+2" office:value-type="float" office:value="146" calcext:value-type="float">
            <text:p>14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64]+1" office:value-type="float" office:value="164" calcext:value-type="float">
            <text:p>16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63]" office:value-type="string" office:string-value="upToDown" calcext:value-type="string">
            <text:p>upToDown</text:p>
          </table:table-cell>
          <table:table-cell table:style-name="ce17" table:formula="of:=[.E164]+2" office:value-type="float" office:value="148" calcext:value-type="float">
            <text:p>14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65]+1" office:value-type="float" office:value="165" calcext:value-type="float">
            <text:p>165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64]" office:value-type="string" office:string-value="downToUp" calcext:value-type="string">
            <text:p>downToUp</text:p>
          </table:table-cell>
          <table:table-cell table:style-name="ce17" table:formula="of:=[.E165]+2" office:value-type="float" office:value="150" calcext:value-type="float">
            <text:p>150</text:p>
          </table:table-cell>
          <table:table-cell table:style-name="ce17" office:value-type="string" calcext:value-type="string">
            <text:p>Ganhou o sétimo troféu!</text:p>
          </table:table-cell>
          <table:table-cell table:number-columns-repeated="1017"/>
        </table:table-row>
        <table:table-row table:style-name="ro2">
          <table:table-cell table:style-name="ce12" table:formula="of:=[.A166]+1" office:value-type="float" office:value="166" calcext:value-type="float">
            <text:p>16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65]" office:value-type="string" office:string-value="upToDown" calcext:value-type="string">
            <text:p>upToDown</text:p>
          </table:table-cell>
          <table:table-cell table:style-name="ce17" table:formula="of:=[.E166]+2" office:value-type="float" office:value="152" calcext:value-type="float">
            <text:p>15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67]+1" office:value-type="float" office:value="167" calcext:value-type="float">
            <text:p>167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66]" office:value-type="string" office:string-value="downToUp" calcext:value-type="string">
            <text:p>downToUp</text:p>
          </table:table-cell>
          <table:table-cell table:style-name="ce17" table:formula="of:=[.E167]+2" office:value-type="float" office:value="154" calcext:value-type="float">
            <text:p>15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68]+1" office:value-type="float" office:value="168" calcext:value-type="float">
            <text:p>168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67]" office:value-type="string" office:string-value="upToDown" calcext:value-type="string">
            <text:p>upToDown</text:p>
          </table:table-cell>
          <table:table-cell table:style-name="ce17" table:formula="of:=[.E168]+2" office:value-type="float" office:value="156" calcext:value-type="float">
            <text:p>15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69]+1" office:value-type="float" office:value="169" calcext:value-type="float">
            <text:p>169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68]" office:value-type="string" office:string-value="downToUp" calcext:value-type="string">
            <text:p>downToUp</text:p>
          </table:table-cell>
          <table:table-cell table:style-name="ce17" table:formula="of:=[.E169]+2" office:value-type="float" office:value="158" calcext:value-type="float">
            <text:p>15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70]+1" office:value-type="float" office:value="170" calcext:value-type="float">
            <text:p>170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69]" office:value-type="string" office:string-value="upToDown" calcext:value-type="string">
            <text:p>upToDown</text:p>
          </table:table-cell>
          <table:table-cell table:style-name="ce17" table:formula="of:=[.E170]+2" office:value-type="float" office:value="160" calcext:value-type="float">
            <text:p>1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71]+1" office:value-type="float" office:value="171" calcext:value-type="float">
            <text:p>171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70]" office:value-type="string" office:string-value="downToUp" calcext:value-type="string">
            <text:p>downToUp</text:p>
          </table:table-cell>
          <table:table-cell table:style-name="ce17" table:formula="of:=[.E171]+2" office:value-type="float" office:value="162" calcext:value-type="float">
            <text:p>16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72]+1" office:value-type="float" office:value="172" calcext:value-type="float">
            <text:p>172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71]" office:value-type="string" office:string-value="upToDown" calcext:value-type="string">
            <text:p>upToDown</text:p>
          </table:table-cell>
          <table:table-cell table:style-name="ce17" table:formula="of:=[.E172]+2" office:value-type="float" office:value="164" calcext:value-type="float">
            <text:p>16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73]+1" office:value-type="float" office:value="173" calcext:value-type="float">
            <text:p>173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72]" office:value-type="string" office:string-value="downToUp" calcext:value-type="string">
            <text:p>downToUp</text:p>
          </table:table-cell>
          <table:table-cell table:style-name="ce17" table:formula="of:=[.E173]+2" office:value-type="float" office:value="166" calcext:value-type="float">
            <text:p>16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74]+1" office:value-type="float" office:value="174" calcext:value-type="float">
            <text:p>17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73]" office:value-type="string" office:string-value="upToDown" calcext:value-type="string">
            <text:p>upToDown</text:p>
          </table:table-cell>
          <table:table-cell table:style-name="ce17" table:formula="of:=[.E174]+2" office:value-type="float" office:value="168" calcext:value-type="float">
            <text:p>16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75]+1" office:value-type="float" office:value="175" calcext:value-type="float">
            <text:p>175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74]" office:value-type="string" office:string-value="downToUp" calcext:value-type="string">
            <text:p>downToUp</text:p>
          </table:table-cell>
          <table:table-cell table:style-name="ce17" table:formula="of:=[.E175]+2" office:value-type="float" office:value="170" calcext:value-type="float">
            <text:p>17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76]+1" office:value-type="float" office:value="176" calcext:value-type="float">
            <text:p>17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75]" office:value-type="string" office:string-value="upToDown" calcext:value-type="string">
            <text:p>upToDown</text:p>
          </table:table-cell>
          <table:table-cell table:style-name="ce17" table:formula="of:=[.E176]+2" office:value-type="float" office:value="172" calcext:value-type="float">
            <text:p>17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77]+1" office:value-type="float" office:value="177" calcext:value-type="float">
            <text:p>177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76]" office:value-type="string" office:string-value="downToUp" calcext:value-type="string">
            <text:p>downToUp</text:p>
          </table:table-cell>
          <table:table-cell table:style-name="ce17" table:formula="of:=[.E177]+2" office:value-type="float" office:value="174" calcext:value-type="float">
            <text:p>17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78]+1" office:value-type="float" office:value="178" calcext:value-type="float">
            <text:p>178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77]" office:value-type="string" office:string-value="upToDown" calcext:value-type="string">
            <text:p>upToDown</text:p>
          </table:table-cell>
          <table:table-cell table:style-name="ce17" table:formula="of:=[.E178]+2" office:value-type="float" office:value="176" calcext:value-type="float">
            <text:p>17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79]+1" office:value-type="float" office:value="179" calcext:value-type="float">
            <text:p>179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78]" office:value-type="string" office:string-value="downToUp" calcext:value-type="string">
            <text:p>downToUp</text:p>
          </table:table-cell>
          <table:table-cell table:style-name="ce17" table:formula="of:=[.E179]+2" office:value-type="float" office:value="178" calcext:value-type="float">
            <text:p>17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80]+1" office:value-type="float" office:value="180" calcext:value-type="float">
            <text:p>180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79]" office:value-type="string" office:string-value="upToDown" calcext:value-type="string">
            <text:p>upToDown</text:p>
          </table:table-cell>
          <table:table-cell table:style-name="ce17" table:formula="of:=[.E180]+2" office:value-type="float" office:value="180" calcext:value-type="float">
            <text:p>18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81]+1" office:value-type="float" office:value="181" calcext:value-type="float">
            <text:p>181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80]" office:value-type="string" office:string-value="downToUp" calcext:value-type="string">
            <text:p>downToUp</text:p>
          </table:table-cell>
          <table:table-cell table:style-name="ce17" table:formula="of:=[.E181]+2" office:value-type="float" office:value="182" calcext:value-type="float">
            <text:p>18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82]+1" office:value-type="float" office:value="182" calcext:value-type="float">
            <text:p>182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81]" office:value-type="string" office:string-value="upToDown" calcext:value-type="string">
            <text:p>upToDown</text:p>
          </table:table-cell>
          <table:table-cell table:style-name="ce17" table:formula="of:=[.E182]+2" office:value-type="float" office:value="184" calcext:value-type="float">
            <text:p>18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83]+1" office:value-type="float" office:value="183" calcext:value-type="float">
            <text:p>183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82]" office:value-type="string" office:string-value="downToUp" calcext:value-type="string">
            <text:p>downToUp</text:p>
          </table:table-cell>
          <table:table-cell table:style-name="ce17" table:formula="of:=[.E183]+2" office:value-type="float" office:value="186" calcext:value-type="float">
            <text:p>18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84]+1" office:value-type="float" office:value="184" calcext:value-type="float">
            <text:p>18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83]" office:value-type="string" office:string-value="upToDown" calcext:value-type="string">
            <text:p>upToDown</text:p>
          </table:table-cell>
          <table:table-cell table:style-name="ce17" table:formula="of:=[.E184]+2" office:value-type="float" office:value="188" calcext:value-type="float">
            <text:p>18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85]+1" office:value-type="float" office:value="185" calcext:value-type="float">
            <text:p>185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84]" office:value-type="string" office:string-value="downToUp" calcext:value-type="string">
            <text:p>downToUp</text:p>
          </table:table-cell>
          <table:table-cell table:style-name="ce17" table:formula="of:=[.E185]+2" office:value-type="float" office:value="190" calcext:value-type="float">
            <text:p>19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86]+1" office:value-type="float" office:value="186" calcext:value-type="float">
            <text:p>18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85]" office:value-type="string" office:string-value="upToDown" calcext:value-type="string">
            <text:p>upToDown</text:p>
          </table:table-cell>
          <table:table-cell table:style-name="ce17" table:formula="of:=[.E186]+2" office:value-type="float" office:value="192" calcext:value-type="float">
            <text:p>19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87]+1" office:value-type="float" office:value="187" calcext:value-type="float">
            <text:p>187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86]" office:value-type="string" office:string-value="downToUp" calcext:value-type="string">
            <text:p>downToUp</text:p>
          </table:table-cell>
          <table:table-cell table:style-name="ce17" table:formula="of:=[.E187]+2" office:value-type="float" office:value="194" calcext:value-type="float">
            <text:p>19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88]+1" office:value-type="float" office:value="188" calcext:value-type="float">
            <text:p>188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87]" office:value-type="string" office:string-value="upToDown" calcext:value-type="string">
            <text:p>upToDown</text:p>
          </table:table-cell>
          <table:table-cell table:style-name="ce17" table:formula="of:=[.E188]+2" office:value-type="float" office:value="196" calcext:value-type="float">
            <text:p>19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89]+1" office:value-type="float" office:value="189" calcext:value-type="float">
            <text:p>189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88]" office:value-type="string" office:string-value="downToUp" calcext:value-type="string">
            <text:p>downToUp</text:p>
          </table:table-cell>
          <table:table-cell table:style-name="ce17" table:formula="of:=[.E189]+2" office:value-type="float" office:value="198" calcext:value-type="float">
            <text:p>198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12" table:formula="of:=[.A190]+1" office:value-type="float" office:value="190" calcext:value-type="float">
            <text:p>190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89]" office:value-type="string" office:string-value="upToDown" calcext:value-type="string">
            <text:p>upToDown</text:p>
          </table:table-cell>
          <table:table-cell table:style-name="ce17" table:formula="of:=[.E190]+2" office:value-type="float" office:value="200" calcext:value-type="float">
            <text:p>200</text:p>
          </table:table-cell>
          <table:table-cell table:style-name="ce17" office:value-type="string" calcext:value-type="string">
            <text:p>Você zerou o jogo! Parabéns! Ganhou o mega troféu e seu nome no hall de usuário mestre!</text:p>
          </table:table-cell>
          <table:table-cell table:number-columns-repeated="1017"/>
        </table:table-row>
        <table:table-row table:style-name="ro2" table:number-rows-repeated="104838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6strings" table:style-name="ta1">
        <table:table-column table:style-name="co1" table:default-cell-style-name="ce13"/>
        <table:table-column table:style-name="co4" table:default-cell-style-name="ce18"/>
        <table:table-column table:style-name="co1" table:number-columns-repeated="3" table:default-cell-style-name="ce18"/>
        <table:table-column table:style-name="co3" table:default-cell-style-name="ce18"/>
        <table:table-column table:style-name="co1" table:number-columns-repeated="1017" table:default-cell-style-name="ce18"/>
        <table:table-row table:style-name="ro1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level</text:p>
          </table:table-cell>
          <table:table-cell table:style-name="ce12" office:value-type="string" calcext:value-type="string">
            <text:p>firstFinger</text:p>
          </table:table-cell>
          <table:table-cell table:style-name="ce12" office:value-type="string" calcext:value-type="string">
            <text:p>stringNumber</text:p>
          </table:table-cell>
          <table:table-cell table:style-name="ce12" office:value-type="string" calcext:value-type="string">
            <text:p>bpm</text:p>
          </table:table-cell>
          <table:table-cell table:style-name="ce12" office:value-type="string" calcext:value-type="string">
            <text:p>message</text:p>
          </table:table-cell>
          <table:table-cell table:style-name="ce13" table:number-columns-repeated="1017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0" calcext:value-type="float">
            <text:p>3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2]+1" office:value-type="float" office:value="2" calcext:value-type="float">
            <text:p>2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30" office:value-type="float" office:value="30" calcext:value-type="float">
            <text:p>3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3]+1" office:value-type="float" office:value="3" calcext:value-type="float">
            <text:p>3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2" calcext:value-type="float">
            <text:p>3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4]+1" office:value-type="float" office:value="4" calcext:value-type="float">
            <text:p>4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2" calcext:value-type="float">
            <text:p>3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5]+1" office:value-type="float" office:value="5" calcext:value-type="float">
            <text:p>5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4" calcext:value-type="float">
            <text:p>3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6]+1" office:value-type="float" office:value="6" calcext:value-type="float">
            <text:p>6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4" calcext:value-type="float">
            <text:p>3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7]+1" office:value-type="float" office:value="7" calcext:value-type="float">
            <text:p>7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8]+1" office:value-type="float" office:value="8" calcext:value-type="float">
            <text:p>8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9]+1" office:value-type="float" office:value="9" calcext:value-type="float">
            <text:p>9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8" calcext:value-type="float">
            <text:p>3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0]+1" office:value-type="float" office:value="10" calcext:value-type="float">
            <text:p>10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string" calcext:value-type="string">
            <text:p>Você concluiu o tutorial! Ganhou o 1º troféu!</text:p>
          </table:table-cell>
          <table:table-cell table:number-columns-repeated="1017"/>
        </table:table-row>
        <table:table-row table:style-name="ro2">
          <table:table-cell table:style-name="ce12" table:formula="of:=[.A11]+1" office:value-type="float" office:value="11" calcext:value-type="float">
            <text:p>11</text:p>
          </table:table-cell>
          <table:table-cell table:style-name="ce17" office:value-type="string" calcext:value-type="string">
            <text:p>Iniciant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2]+1" office:value-type="float" office:value="12" calcext:value-type="float">
            <text:p>12</text:p>
          </table:table-cell>
          <table:table-cell table:style-name="ce17" office:value-type="string" calcext:value-type="string">
            <text:p>Iniciant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2" calcext:value-type="float">
            <text:p>4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3]+1" office:value-type="float" office:value="13" calcext:value-type="float">
            <text:p>13</text:p>
          </table:table-cell>
          <table:table-cell table:style-name="ce17" office:value-type="string" calcext:value-type="string">
            <text:p>Iniciante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4]+1" office:value-type="float" office:value="14" calcext:value-type="float">
            <text:p>14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C14]" office:value-type="float" office:value="1" calcext:value-type="float">
            <text:p>1</text:p>
          </table:table-cell>
          <table:table-cell table:style-name="ce17" table:formula="of:=[.D14]" office:value-type="float" office:value="1" calcext:value-type="float">
            <text:p>1</text:p>
          </table:table-cell>
          <table:table-cell table:style-name="ce17" table:formula="of:=[.E14]+2" office:value-type="float" office:value="42" calcext:value-type="float">
            <text:p>4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5]+1" office:value-type="float" office:value="15" calcext:value-type="float">
            <text:p>15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C15]+1" office:value-type="float" office:value="2" calcext:value-type="float">
            <text:p>2</text:p>
          </table:table-cell>
          <table:table-cell table:style-name="ce17" table:formula="of:=[.D15]" office:value-type="float" office:value="1" calcext:value-type="float">
            <text:p>1</text:p>
          </table:table-cell>
          <table:table-cell table:style-name="ce17" table:formula="of:=[.E15]" office:value-type="float" office:value="42" calcext:value-type="float">
            <text:p>4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6]+1" office:value-type="float" office:value="16" calcext:value-type="float">
            <text:p>16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C16]" office:value-type="float" office:value="2" calcext:value-type="float">
            <text:p>2</text:p>
          </table:table-cell>
          <table:table-cell table:style-name="ce17" table:formula="of:=[.D16]" office:value-type="float" office:value="1" calcext:value-type="float">
            <text:p>1</text:p>
          </table:table-cell>
          <table:table-cell table:style-name="ce17" table:formula="of:=[.E16]+2" office:value-type="float" office:value="44" calcext:value-type="float">
            <text:p>4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7]+1" office:value-type="float" office:value="17" calcext:value-type="float">
            <text:p>17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C17]+1" office:value-type="float" office:value="3" calcext:value-type="float">
            <text:p>3</text:p>
          </table:table-cell>
          <table:table-cell table:style-name="ce17" table:formula="of:=[.D17]" office:value-type="float" office:value="1" calcext:value-type="float">
            <text:p>1</text:p>
          </table:table-cell>
          <table:table-cell table:style-name="ce17" table:formula="of:=[.E17]" office:value-type="float" office:value="44" calcext:value-type="float">
            <text:p>4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8]+1" office:value-type="float" office:value="18" calcext:value-type="float">
            <text:p>18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C18]" office:value-type="float" office:value="3" calcext:value-type="float">
            <text:p>3</text:p>
          </table:table-cell>
          <table:table-cell table:style-name="ce17" table:formula="of:=[.D18]" office:value-type="float" office:value="1" calcext:value-type="float">
            <text:p>1</text:p>
          </table:table-cell>
          <table:table-cell table:style-name="ce17" table:formula="of:=[.E18]+2" office:value-type="float" office:value="46" calcext:value-type="float">
            <text:p>4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9]+1" office:value-type="float" office:value="19" calcext:value-type="float">
            <text:p>19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C19]+1" office:value-type="float" office:value="4" calcext:value-type="float">
            <text:p>4</text:p>
          </table:table-cell>
          <table:table-cell table:style-name="ce17" table:formula="of:=[.D19]" office:value-type="float" office:value="1" calcext:value-type="float">
            <text:p>1</text:p>
          </table:table-cell>
          <table:table-cell table:style-name="ce17" table:formula="of:=[.E19]" office:value-type="float" office:value="46" calcext:value-type="float">
            <text:p>46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12" table:formula="of:=[.A20]+1" office:value-type="float" office:value="20" calcext:value-type="float">
            <text:p>20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C20]" office:value-type="float" office:value="4" calcext:value-type="float">
            <text:p>4</text:p>
          </table:table-cell>
          <table:table-cell table:style-name="ce17" table:formula="of:=[.D20]" office:value-type="float" office:value="1" calcext:value-type="float">
            <text:p>1</text:p>
          </table:table-cell>
          <table:table-cell table:style-name="ce17" table:formula="of:=[.E20]+2" office:value-type="float" office:value="48" calcext:value-type="float">
            <text:p>48</text:p>
          </table:table-cell>
          <table:table-cell table:style-name="ce17" office:value-type="string" calcext:value-type="string">
            <text:p>Você exercitou todos os dedos. Agora vamos tentar o mesmo com outras cordas! Ganhou o 2º troféu!</text:p>
          </table:table-cell>
          <table:table-cell table:number-columns-repeated="1017"/>
        </table:table-row>
        <table:table-row table:style-name="ro2">
          <table:table-cell table:style-name="ce12" table:formula="of:=[.A21]+1" office:value-type="float" office:value="21" calcext:value-type="float">
            <text:p>21</text:p>
          </table:table-cell>
          <table:table-cell table:style-name="ce17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22]+1" office:value-type="float" office:value="22" calcext:value-type="float">
            <text:p>22</text:p>
          </table:table-cell>
          <table:table-cell table:style-name="ce17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2" calcext:value-type="float">
            <text:p>4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23]+1" office:value-type="float" office:value="23" calcext:value-type="float">
            <text:p>23</text:p>
          </table:table-cell>
          <table:table-cell table:style-name="ce17" office:value-type="string" calcext:value-type="string">
            <text:p>Básic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21]+1" office:value-type="float" office:value="2" calcext:value-type="float">
            <text:p>2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24]+1" office:value-type="float" office:value="24" calcext:value-type="float">
            <text:p>24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24]" office:value-type="float" office:value="1" calcext:value-type="float">
            <text:p>1</text:p>
          </table:table-cell>
          <table:table-cell table:style-name="ce17" table:formula="of:=[.D24]" office:value-type="float" office:value="2" calcext:value-type="float">
            <text:p>2</text:p>
          </table:table-cell>
          <table:table-cell table:style-name="ce17" table:formula="of:=[.E24]+2" office:value-type="float" office:value="42" calcext:value-type="float">
            <text:p>4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25]+1" office:value-type="float" office:value="25" calcext:value-type="float">
            <text:p>25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25]+1" office:value-type="float" office:value="2" calcext:value-type="float">
            <text:p>2</text:p>
          </table:table-cell>
          <table:table-cell table:style-name="ce17" table:formula="of:=[.D25]" office:value-type="float" office:value="2" calcext:value-type="float">
            <text:p>2</text:p>
          </table:table-cell>
          <table:table-cell table:style-name="ce17" table:formula="of:=[.E25]" office:value-type="float" office:value="42" calcext:value-type="float">
            <text:p>4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26]+1" office:value-type="float" office:value="26" calcext:value-type="float">
            <text:p>2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26]" office:value-type="float" office:value="2" calcext:value-type="float">
            <text:p>2</text:p>
          </table:table-cell>
          <table:table-cell table:style-name="ce17" table:formula="of:=[.D26]" office:value-type="float" office:value="2" calcext:value-type="float">
            <text:p>2</text:p>
          </table:table-cell>
          <table:table-cell table:style-name="ce17" table:formula="of:=[.E26]+2" office:value-type="float" office:value="44" calcext:value-type="float">
            <text:p>4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27]+1" office:value-type="float" office:value="27" calcext:value-type="float">
            <text:p>27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27]+1" office:value-type="float" office:value="3" calcext:value-type="float">
            <text:p>3</text:p>
          </table:table-cell>
          <table:table-cell table:style-name="ce17" table:formula="of:=[.D27]" office:value-type="float" office:value="2" calcext:value-type="float">
            <text:p>2</text:p>
          </table:table-cell>
          <table:table-cell table:style-name="ce17" table:formula="of:=[.E27]" office:value-type="float" office:value="44" calcext:value-type="float">
            <text:p>4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28]+1" office:value-type="float" office:value="28" calcext:value-type="float">
            <text:p>28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28]" office:value-type="float" office:value="3" calcext:value-type="float">
            <text:p>3</text:p>
          </table:table-cell>
          <table:table-cell table:style-name="ce17" table:formula="of:=[.D28]" office:value-type="float" office:value="2" calcext:value-type="float">
            <text:p>2</text:p>
          </table:table-cell>
          <table:table-cell table:style-name="ce17" table:formula="of:=[.E28]+2" office:value-type="float" office:value="46" calcext:value-type="float">
            <text:p>4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29]+1" office:value-type="float" office:value="29" calcext:value-type="float">
            <text:p>29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29]+1" office:value-type="float" office:value="4" calcext:value-type="float">
            <text:p>4</text:p>
          </table:table-cell>
          <table:table-cell table:style-name="ce17" table:formula="of:=[.D29]" office:value-type="float" office:value="2" calcext:value-type="float">
            <text:p>2</text:p>
          </table:table-cell>
          <table:table-cell table:style-name="ce17" table:formula="of:=[.E29]" office:value-type="float" office:value="46" calcext:value-type="float">
            <text:p>4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30]+1" office:value-type="float" office:value="30" calcext:value-type="float">
            <text:p>30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30]" office:value-type="float" office:value="4" calcext:value-type="float">
            <text:p>4</text:p>
          </table:table-cell>
          <table:table-cell table:style-name="ce17" table:formula="of:=[.D30]" office:value-type="float" office:value="2" calcext:value-type="float">
            <text:p>2</text:p>
          </table:table-cell>
          <table:table-cell table:style-name="ce17" table:formula="of:=[.E30]+2" office:value-type="float" office:value="48" calcext:value-type="float">
            <text:p>48</text:p>
          </table:table-cell>
          <table:table-cell table:style-name="ce17" office:value-type="string" calcext:value-type="string">
            <text:p>Você exercitou a segunda corda!</text:p>
          </table:table-cell>
          <table:table-cell table:number-columns-repeated="1017"/>
        </table:table-row>
        <table:table-row table:style-name="ro2">
          <table:table-cell table:style-name="ce12" table:formula="of:=[.A31]+1" office:value-type="float" office:value="31" calcext:value-type="float">
            <text:p>31</text:p>
          </table:table-cell>
          <table:table-cell table:style-name="ce17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32]+1" office:value-type="float" office:value="32" calcext:value-type="float">
            <text:p>32</text:p>
          </table:table-cell>
          <table:table-cell table:style-name="ce17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2" calcext:value-type="float">
            <text:p>4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33]+1" office:value-type="float" office:value="33" calcext:value-type="float">
            <text:p>33</text:p>
          </table:table-cell>
          <table:table-cell table:style-name="ce17" office:value-type="string" calcext:value-type="string">
            <text:p>Básic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31]+1" office:value-type="float" office:value="3" calcext:value-type="float">
            <text:p>3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34]+1" office:value-type="float" office:value="34" calcext:value-type="float">
            <text:p>34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34]" office:value-type="float" office:value="1" calcext:value-type="float">
            <text:p>1</text:p>
          </table:table-cell>
          <table:table-cell table:style-name="ce17" table:formula="of:=[.D34]" office:value-type="float" office:value="3" calcext:value-type="float">
            <text:p>3</text:p>
          </table:table-cell>
          <table:table-cell table:style-name="ce17" table:formula="of:=[.E34]+2" office:value-type="float" office:value="42" calcext:value-type="float">
            <text:p>4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35]+1" office:value-type="float" office:value="35" calcext:value-type="float">
            <text:p>35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35]+1" office:value-type="float" office:value="2" calcext:value-type="float">
            <text:p>2</text:p>
          </table:table-cell>
          <table:table-cell table:style-name="ce17" table:formula="of:=[.D35]" office:value-type="float" office:value="3" calcext:value-type="float">
            <text:p>3</text:p>
          </table:table-cell>
          <table:table-cell table:style-name="ce17" table:formula="of:=[.E35]" office:value-type="float" office:value="42" calcext:value-type="float">
            <text:p>4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36]+1" office:value-type="float" office:value="36" calcext:value-type="float">
            <text:p>3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36]" office:value-type="float" office:value="2" calcext:value-type="float">
            <text:p>2</text:p>
          </table:table-cell>
          <table:table-cell table:style-name="ce17" table:formula="of:=[.D36]" office:value-type="float" office:value="3" calcext:value-type="float">
            <text:p>3</text:p>
          </table:table-cell>
          <table:table-cell table:style-name="ce17" table:formula="of:=[.E36]+2" office:value-type="float" office:value="44" calcext:value-type="float">
            <text:p>4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37]+1" office:value-type="float" office:value="37" calcext:value-type="float">
            <text:p>37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37]+1" office:value-type="float" office:value="3" calcext:value-type="float">
            <text:p>3</text:p>
          </table:table-cell>
          <table:table-cell table:style-name="ce17" table:formula="of:=[.D37]" office:value-type="float" office:value="3" calcext:value-type="float">
            <text:p>3</text:p>
          </table:table-cell>
          <table:table-cell table:style-name="ce17" table:formula="of:=[.E37]" office:value-type="float" office:value="44" calcext:value-type="float">
            <text:p>4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38]+1" office:value-type="float" office:value="38" calcext:value-type="float">
            <text:p>38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38]" office:value-type="float" office:value="3" calcext:value-type="float">
            <text:p>3</text:p>
          </table:table-cell>
          <table:table-cell table:style-name="ce17" table:formula="of:=[.D38]" office:value-type="float" office:value="3" calcext:value-type="float">
            <text:p>3</text:p>
          </table:table-cell>
          <table:table-cell table:style-name="ce17" table:formula="of:=[.E38]+2" office:value-type="float" office:value="46" calcext:value-type="float">
            <text:p>4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39]+1" office:value-type="float" office:value="39" calcext:value-type="float">
            <text:p>39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39]+1" office:value-type="float" office:value="4" calcext:value-type="float">
            <text:p>4</text:p>
          </table:table-cell>
          <table:table-cell table:style-name="ce17" table:formula="of:=[.D39]" office:value-type="float" office:value="3" calcext:value-type="float">
            <text:p>3</text:p>
          </table:table-cell>
          <table:table-cell table:style-name="ce17" table:formula="of:=[.E39]" office:value-type="float" office:value="46" calcext:value-type="float">
            <text:p>46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12" table:formula="of:=[.A40]+1" office:value-type="float" office:value="40" calcext:value-type="float">
            <text:p>40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40]" office:value-type="float" office:value="4" calcext:value-type="float">
            <text:p>4</text:p>
          </table:table-cell>
          <table:table-cell table:style-name="ce17" table:formula="of:=[.D40]" office:value-type="float" office:value="3" calcext:value-type="float">
            <text:p>3</text:p>
          </table:table-cell>
          <table:table-cell table:style-name="ce17" table:formula="of:=[.E40]+2" office:value-type="float" office:value="48" calcext:value-type="float">
            <text:p>48</text:p>
          </table:table-cell>
          <table:table-cell table:style-name="ce17" office:value-type="string" calcext:value-type="string">
            <text:p>Você exercitou a terceira corda! Ganhou o terceiro troféu!</text:p>
          </table:table-cell>
          <table:table-cell table:number-columns-repeated="1017"/>
        </table:table-row>
        <table:table-row table:style-name="ro2">
          <table:table-cell table:style-name="ce12" table:formula="of:=[.A41]+1" office:value-type="float" office:value="41" calcext:value-type="float">
            <text:p>41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42]+1" office:value-type="float" office:value="42" calcext:value-type="float">
            <text:p>42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42" calcext:value-type="float">
            <text:p>4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43]+1" office:value-type="float" office:value="43" calcext:value-type="float">
            <text:p>43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41]+1" office:value-type="float" office:value="4" calcext:value-type="float">
            <text:p>4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44]+1" office:value-type="float" office:value="44" calcext:value-type="float">
            <text:p>44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44]" office:value-type="float" office:value="1" calcext:value-type="float">
            <text:p>1</text:p>
          </table:table-cell>
          <table:table-cell table:style-name="ce17" table:formula="of:=[.D44]" office:value-type="float" office:value="4" calcext:value-type="float">
            <text:p>4</text:p>
          </table:table-cell>
          <table:table-cell table:style-name="ce17" table:formula="of:=[.E44]+2" office:value-type="float" office:value="42" calcext:value-type="float">
            <text:p>4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45]+1" office:value-type="float" office:value="45" calcext:value-type="float">
            <text:p>45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45]+1" office:value-type="float" office:value="2" calcext:value-type="float">
            <text:p>2</text:p>
          </table:table-cell>
          <table:table-cell table:style-name="ce17" table:formula="of:=[.D45]" office:value-type="float" office:value="4" calcext:value-type="float">
            <text:p>4</text:p>
          </table:table-cell>
          <table:table-cell table:style-name="ce17" table:formula="of:=[.E45]" office:value-type="float" office:value="42" calcext:value-type="float">
            <text:p>4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46]+1" office:value-type="float" office:value="46" calcext:value-type="float">
            <text:p>4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46]" office:value-type="float" office:value="2" calcext:value-type="float">
            <text:p>2</text:p>
          </table:table-cell>
          <table:table-cell table:style-name="ce17" table:formula="of:=[.D46]" office:value-type="float" office:value="4" calcext:value-type="float">
            <text:p>4</text:p>
          </table:table-cell>
          <table:table-cell table:style-name="ce17" table:formula="of:=[.E46]+2" office:value-type="float" office:value="44" calcext:value-type="float">
            <text:p>4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47]+1" office:value-type="float" office:value="47" calcext:value-type="float">
            <text:p>47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47]+1" office:value-type="float" office:value="3" calcext:value-type="float">
            <text:p>3</text:p>
          </table:table-cell>
          <table:table-cell table:style-name="ce17" table:formula="of:=[.D47]" office:value-type="float" office:value="4" calcext:value-type="float">
            <text:p>4</text:p>
          </table:table-cell>
          <table:table-cell table:style-name="ce17" table:formula="of:=[.E47]" office:value-type="float" office:value="44" calcext:value-type="float">
            <text:p>4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48]+1" office:value-type="float" office:value="48" calcext:value-type="float">
            <text:p>48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48]" office:value-type="float" office:value="3" calcext:value-type="float">
            <text:p>3</text:p>
          </table:table-cell>
          <table:table-cell table:style-name="ce17" table:formula="of:=[.D48]" office:value-type="float" office:value="4" calcext:value-type="float">
            <text:p>4</text:p>
          </table:table-cell>
          <table:table-cell table:style-name="ce17" table:formula="of:=[.E48]+2" office:value-type="float" office:value="46" calcext:value-type="float">
            <text:p>4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49]+1" office:value-type="float" office:value="49" calcext:value-type="float">
            <text:p>49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49]+1" office:value-type="float" office:value="4" calcext:value-type="float">
            <text:p>4</text:p>
          </table:table-cell>
          <table:table-cell table:style-name="ce17" table:formula="of:=[.D49]" office:value-type="float" office:value="4" calcext:value-type="float">
            <text:p>4</text:p>
          </table:table-cell>
          <table:table-cell table:style-name="ce17" table:formula="of:=[.E49]" office:value-type="float" office:value="46" calcext:value-type="float">
            <text:p>4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50]+1" office:value-type="float" office:value="50" calcext:value-type="float">
            <text:p>50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50]" office:value-type="float" office:value="4" calcext:value-type="float">
            <text:p>4</text:p>
          </table:table-cell>
          <table:table-cell table:style-name="ce17" table:formula="of:=[.D50]" office:value-type="float" office:value="4" calcext:value-type="float">
            <text:p>4</text:p>
          </table:table-cell>
          <table:table-cell table:style-name="ce17" table:formula="of:=[.E50]+2" office:value-type="float" office:value="48" calcext:value-type="float">
            <text:p>48</text:p>
          </table:table-cell>
          <table:table-cell table:style-name="ce17" office:value-type="string" calcext:value-type="string">
            <text:p>Você exercitou a quarta corda!</text:p>
          </table:table-cell>
          <table:table-cell table:number-columns-repeated="1017"/>
        </table:table-row>
        <table:table-row table:style-name="ro2">
          <table:table-cell table:style-name="ce12" table:formula="of:=[.A51]+1" office:value-type="float" office:value="51" calcext:value-type="float">
            <text:p>51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52]+1" office:value-type="float" office:value="52" calcext:value-type="float">
            <text:p>52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2" calcext:value-type="float">
            <text:p>4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53]+1" office:value-type="float" office:value="53" calcext:value-type="float">
            <text:p>53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51]+1" office:value-type="float" office:value="5" calcext:value-type="float">
            <text:p>5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54]+1" office:value-type="float" office:value="54" calcext:value-type="float">
            <text:p>54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54]" office:value-type="float" office:value="1" calcext:value-type="float">
            <text:p>1</text:p>
          </table:table-cell>
          <table:table-cell table:style-name="ce17" table:formula="of:=[.D54]" office:value-type="float" office:value="5" calcext:value-type="float">
            <text:p>5</text:p>
          </table:table-cell>
          <table:table-cell table:style-name="ce17" table:formula="of:=[.E54]+2" office:value-type="float" office:value="42" calcext:value-type="float">
            <text:p>4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55]+1" office:value-type="float" office:value="55" calcext:value-type="float">
            <text:p>55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55]+1" office:value-type="float" office:value="2" calcext:value-type="float">
            <text:p>2</text:p>
          </table:table-cell>
          <table:table-cell table:style-name="ce17" table:formula="of:=[.D55]" office:value-type="float" office:value="5" calcext:value-type="float">
            <text:p>5</text:p>
          </table:table-cell>
          <table:table-cell table:style-name="ce17" table:formula="of:=[.E55]" office:value-type="float" office:value="42" calcext:value-type="float">
            <text:p>4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56]+1" office:value-type="float" office:value="56" calcext:value-type="float">
            <text:p>5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56]" office:value-type="float" office:value="2" calcext:value-type="float">
            <text:p>2</text:p>
          </table:table-cell>
          <table:table-cell table:style-name="ce17" table:formula="of:=[.D56]" office:value-type="float" office:value="5" calcext:value-type="float">
            <text:p>5</text:p>
          </table:table-cell>
          <table:table-cell table:style-name="ce17" table:formula="of:=[.E56]+2" office:value-type="float" office:value="44" calcext:value-type="float">
            <text:p>4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57]+1" office:value-type="float" office:value="57" calcext:value-type="float">
            <text:p>57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57]+1" office:value-type="float" office:value="3" calcext:value-type="float">
            <text:p>3</text:p>
          </table:table-cell>
          <table:table-cell table:style-name="ce17" table:formula="of:=[.D57]" office:value-type="float" office:value="5" calcext:value-type="float">
            <text:p>5</text:p>
          </table:table-cell>
          <table:table-cell table:style-name="ce17" table:formula="of:=[.E57]" office:value-type="float" office:value="44" calcext:value-type="float">
            <text:p>4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58]+1" office:value-type="float" office:value="58" calcext:value-type="float">
            <text:p>58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58]" office:value-type="float" office:value="3" calcext:value-type="float">
            <text:p>3</text:p>
          </table:table-cell>
          <table:table-cell table:style-name="ce17" table:formula="of:=[.D58]" office:value-type="float" office:value="5" calcext:value-type="float">
            <text:p>5</text:p>
          </table:table-cell>
          <table:table-cell table:style-name="ce17" table:formula="of:=[.E58]+2" office:value-type="float" office:value="46" calcext:value-type="float">
            <text:p>4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59]+1" office:value-type="float" office:value="59" calcext:value-type="float">
            <text:p>59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59]+1" office:value-type="float" office:value="4" calcext:value-type="float">
            <text:p>4</text:p>
          </table:table-cell>
          <table:table-cell table:style-name="ce17" table:formula="of:=[.D59]" office:value-type="float" office:value="5" calcext:value-type="float">
            <text:p>5</text:p>
          </table:table-cell>
          <table:table-cell table:style-name="ce17" table:formula="of:=[.E59]" office:value-type="float" office:value="46" calcext:value-type="float">
            <text:p>4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60]+1" office:value-type="float" office:value="60" calcext:value-type="float">
            <text:p>60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60]" office:value-type="float" office:value="4" calcext:value-type="float">
            <text:p>4</text:p>
          </table:table-cell>
          <table:table-cell table:style-name="ce17" table:formula="of:=[.D60]" office:value-type="float" office:value="5" calcext:value-type="float">
            <text:p>5</text:p>
          </table:table-cell>
          <table:table-cell table:style-name="ce17" table:formula="of:=[.E60]+2" office:value-type="float" office:value="48" calcext:value-type="float">
            <text:p>48</text:p>
          </table:table-cell>
          <table:table-cell table:style-name="ce17" office:value-type="string" calcext:value-type="string">
            <text:p>Você exercitou a quinta corda!</text:p>
          </table:table-cell>
          <table:table-cell table:number-columns-repeated="1017"/>
        </table:table-row>
        <table:table-row table:style-name="ro2">
          <table:table-cell table:style-name="ce12" table:formula="of:=[.A61]+1" office:value-type="float" office:value="61" calcext:value-type="float">
            <text:p>61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62]+1" office:value-type="float" office:value="62" calcext:value-type="float">
            <text:p>62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2" calcext:value-type="float">
            <text:p>4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63]+1" office:value-type="float" office:value="63" calcext:value-type="float">
            <text:p>63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61]+1" office:value-type="float" office:value="6" calcext:value-type="float">
            <text:p>6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64]+1" office:value-type="float" office:value="64" calcext:value-type="float">
            <text:p>64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64]" office:value-type="float" office:value="1" calcext:value-type="float">
            <text:p>1</text:p>
          </table:table-cell>
          <table:table-cell table:style-name="ce17" table:formula="of:=[.D64]" office:value-type="float" office:value="6" calcext:value-type="float">
            <text:p>6</text:p>
          </table:table-cell>
          <table:table-cell table:style-name="ce17" table:formula="of:=[.E64]+2" office:value-type="float" office:value="42" calcext:value-type="float">
            <text:p>4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65]+1" office:value-type="float" office:value="65" calcext:value-type="float">
            <text:p>65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65]+1" office:value-type="float" office:value="2" calcext:value-type="float">
            <text:p>2</text:p>
          </table:table-cell>
          <table:table-cell table:style-name="ce17" table:formula="of:=[.D65]" office:value-type="float" office:value="6" calcext:value-type="float">
            <text:p>6</text:p>
          </table:table-cell>
          <table:table-cell table:style-name="ce17" table:formula="of:=[.E65]" office:value-type="float" office:value="42" calcext:value-type="float">
            <text:p>4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66]+1" office:value-type="float" office:value="66" calcext:value-type="float">
            <text:p>6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66]" office:value-type="float" office:value="2" calcext:value-type="float">
            <text:p>2</text:p>
          </table:table-cell>
          <table:table-cell table:style-name="ce17" table:formula="of:=[.D66]" office:value-type="float" office:value="6" calcext:value-type="float">
            <text:p>6</text:p>
          </table:table-cell>
          <table:table-cell table:style-name="ce17" table:formula="of:=[.E66]+2" office:value-type="float" office:value="44" calcext:value-type="float">
            <text:p>4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67]+1" office:value-type="float" office:value="67" calcext:value-type="float">
            <text:p>67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67]+1" office:value-type="float" office:value="3" calcext:value-type="float">
            <text:p>3</text:p>
          </table:table-cell>
          <table:table-cell table:style-name="ce17" table:formula="of:=[.D67]" office:value-type="float" office:value="6" calcext:value-type="float">
            <text:p>6</text:p>
          </table:table-cell>
          <table:table-cell table:style-name="ce17" table:formula="of:=[.E67]" office:value-type="float" office:value="44" calcext:value-type="float">
            <text:p>4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68]+1" office:value-type="float" office:value="68" calcext:value-type="float">
            <text:p>68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68]" office:value-type="float" office:value="3" calcext:value-type="float">
            <text:p>3</text:p>
          </table:table-cell>
          <table:table-cell table:style-name="ce17" table:formula="of:=[.D68]" office:value-type="float" office:value="6" calcext:value-type="float">
            <text:p>6</text:p>
          </table:table-cell>
          <table:table-cell table:style-name="ce17" table:formula="of:=[.E68]+2" office:value-type="float" office:value="46" calcext:value-type="float">
            <text:p>4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69]+1" office:value-type="float" office:value="69" calcext:value-type="float">
            <text:p>69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69]+1" office:value-type="float" office:value="4" calcext:value-type="float">
            <text:p>4</text:p>
          </table:table-cell>
          <table:table-cell table:style-name="ce17" table:formula="of:=[.D69]" office:value-type="float" office:value="6" calcext:value-type="float">
            <text:p>6</text:p>
          </table:table-cell>
          <table:table-cell table:style-name="ce17" table:formula="of:=[.E69]" office:value-type="float" office:value="46" calcext:value-type="float">
            <text:p>46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12" table:formula="of:=[.A70]+1" office:value-type="float" office:value="70" calcext:value-type="float">
            <text:p>70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70]" office:value-type="float" office:value="4" calcext:value-type="float">
            <text:p>4</text:p>
          </table:table-cell>
          <table:table-cell table:style-name="ce17" table:formula="of:=[.D70]" office:value-type="float" office:value="6" calcext:value-type="float">
            <text:p>6</text:p>
          </table:table-cell>
          <table:table-cell table:style-name="ce17" table:formula="of:=[.E70]+2" office:value-type="float" office:value="48" calcext:value-type="float">
            <text:p>48</text:p>
          </table:table-cell>
          <table:table-cell table:style-name="ce17" office:value-type="string" calcext:value-type="string">
            <text:p>Você exercitou todas as cordas! Que tal dar uma acelerada? Ganhou o quarto troféu!</text:p>
          </table:table-cell>
          <table:table-cell table:number-columns-repeated="1017"/>
        </table:table-row>
        <table:table-row table:style-name="ro4">
          <table:table-cell table:style-name="ce12" table:formula="of:=[.A71]+1" office:value-type="float" office:value="71" calcext:value-type="float">
            <text:p>71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12" table:formula="of:=[.A72]+1" office:value-type="float" office:value="72" calcext:value-type="float">
            <text:p>72</text:p>
          </table:table-cell>
          <table:table-cell table:style-name="ce17" office:value-type="string" calcext:value-type="string">
            <text:p>Intermediário I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73]+1" office:value-type="float" office:value="73" calcext:value-type="float">
            <text:p>73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73]+1" office:value-type="float" office:value="2" calcext:value-type="float">
            <text:p>2</text:p>
          </table:table-cell>
          <table:table-cell table:style-name="ce17" table:formula="of:=[.D73]" office:value-type="float" office:value="1" calcext:value-type="float">
            <text:p>1</text:p>
          </table:table-cell>
          <table:table-cell table:style-name="ce17" table:formula="of:=[.E73]+2" office:value-type="float" office:value="52" calcext:value-type="float">
            <text:p>5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74]+1" office:value-type="float" office:value="74" calcext:value-type="float">
            <text:p>74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74]+1" office:value-type="float" office:value="3" calcext:value-type="float">
            <text:p>3</text:p>
          </table:table-cell>
          <table:table-cell table:style-name="ce17" table:formula="of:=[.D74]" office:value-type="float" office:value="1" calcext:value-type="float">
            <text:p>1</text:p>
          </table:table-cell>
          <table:table-cell table:style-name="ce17" table:formula="of:=[.E74]+2" office:value-type="float" office:value="54" calcext:value-type="float">
            <text:p>5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75]+1" office:value-type="float" office:value="75" calcext:value-type="float">
            <text:p>75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75]+1" office:value-type="float" office:value="4" calcext:value-type="float">
            <text:p>4</text:p>
          </table:table-cell>
          <table:table-cell table:style-name="ce17" table:formula="of:=[.D75]" office:value-type="float" office:value="1" calcext:value-type="float">
            <text:p>1</text:p>
          </table:table-cell>
          <table:table-cell table:style-name="ce17" table:formula="of:=[.E75]+2" office:value-type="float" office:value="56" calcext:value-type="float">
            <text:p>5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76]+1" office:value-type="float" office:value="76" calcext:value-type="float">
            <text:p>7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58" calcext:value-type="float">
            <text:p>5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77]+1" office:value-type="float" office:value="77" calcext:value-type="float">
            <text:p>77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76]+1" office:value-type="float" office:value="2" calcext:value-type="float">
            <text:p>2</text:p>
          </table:table-cell>
          <table:table-cell table:style-name="ce17" table:formula="of:=[.E76]+2" office:value-type="float" office:value="58" calcext:value-type="float">
            <text:p>5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78]+1" office:value-type="float" office:value="78" calcext:value-type="float">
            <text:p>78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78]+1" office:value-type="float" office:value="2" calcext:value-type="float">
            <text:p>2</text:p>
          </table:table-cell>
          <table:table-cell table:style-name="ce17" table:formula="of:=[.D78]" office:value-type="float" office:value="2" calcext:value-type="float">
            <text:p>2</text:p>
          </table:table-cell>
          <table:table-cell table:style-name="ce17" table:formula="of:=[.E78]+2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79]+1" office:value-type="float" office:value="79" calcext:value-type="float">
            <text:p>79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79]+1" office:value-type="float" office:value="3" calcext:value-type="float">
            <text:p>3</text:p>
          </table:table-cell>
          <table:table-cell table:style-name="ce17" table:formula="of:=[.D79]" office:value-type="float" office:value="2" calcext:value-type="float">
            <text:p>2</text:p>
          </table:table-cell>
          <table:table-cell table:style-name="ce17" table:formula="of:=[.E79]+2" office:value-type="float" office:value="62" calcext:value-type="float">
            <text:p>6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80]+1" office:value-type="float" office:value="80" calcext:value-type="float">
            <text:p>80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80]+1" office:value-type="float" office:value="4" calcext:value-type="float">
            <text:p>4</text:p>
          </table:table-cell>
          <table:table-cell table:style-name="ce17" table:formula="of:=[.D80]" office:value-type="float" office:value="2" calcext:value-type="float">
            <text:p>2</text:p>
          </table:table-cell>
          <table:table-cell table:style-name="ce17" table:formula="of:=[.E80]+2" office:value-type="float" office:value="64" calcext:value-type="float">
            <text:p>6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81]+1" office:value-type="float" office:value="81" calcext:value-type="float">
            <text:p>81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6" calcext:value-type="float">
            <text:p>6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82]+1" office:value-type="float" office:value="82" calcext:value-type="float">
            <text:p>82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81]+1" office:value-type="float" office:value="3" calcext:value-type="float">
            <text:p>3</text:p>
          </table:table-cell>
          <table:table-cell table:style-name="ce17" table:formula="of:=[.E81]+2" office:value-type="float" office:value="66" calcext:value-type="float">
            <text:p>6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83]+1" office:value-type="float" office:value="83" calcext:value-type="float">
            <text:p>83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83]+1" office:value-type="float" office:value="2" calcext:value-type="float">
            <text:p>2</text:p>
          </table:table-cell>
          <table:table-cell table:style-name="ce17" table:formula="of:=[.D83]" office:value-type="float" office:value="3" calcext:value-type="float">
            <text:p>3</text:p>
          </table:table-cell>
          <table:table-cell table:style-name="ce17" table:formula="of:=[.E83]+2" office:value-type="float" office:value="68" calcext:value-type="float">
            <text:p>6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84]+1" office:value-type="float" office:value="84" calcext:value-type="float">
            <text:p>84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84]+1" office:value-type="float" office:value="3" calcext:value-type="float">
            <text:p>3</text:p>
          </table:table-cell>
          <table:table-cell table:style-name="ce17" table:formula="of:=[.D84]" office:value-type="float" office:value="3" calcext:value-type="float">
            <text:p>3</text:p>
          </table:table-cell>
          <table:table-cell table:style-name="ce17" table:formula="of:=[.E84]+2" office:value-type="float" office:value="70" calcext:value-type="float">
            <text:p>7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85]+1" office:value-type="float" office:value="85" calcext:value-type="float">
            <text:p>85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85]+1" office:value-type="float" office:value="4" calcext:value-type="float">
            <text:p>4</text:p>
          </table:table-cell>
          <table:table-cell table:style-name="ce17" table:formula="of:=[.D85]" office:value-type="float" office:value="3" calcext:value-type="float">
            <text:p>3</text:p>
          </table:table-cell>
          <table:table-cell table:style-name="ce17" table:formula="of:=[.E85]+2" office:value-type="float" office:value="72" calcext:value-type="float">
            <text:p>7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86]+1" office:value-type="float" office:value="86" calcext:value-type="float">
            <text:p>8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74" calcext:value-type="float">
            <text:p>7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87]+1" office:value-type="float" office:value="87" calcext:value-type="float">
            <text:p>87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86]+1" office:value-type="float" office:value="4" calcext:value-type="float">
            <text:p>4</text:p>
          </table:table-cell>
          <table:table-cell table:style-name="ce17" table:formula="of:=[.E86]+2" office:value-type="float" office:value="74" calcext:value-type="float">
            <text:p>7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88]+1" office:value-type="float" office:value="88" calcext:value-type="float">
            <text:p>88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88]+1" office:value-type="float" office:value="2" calcext:value-type="float">
            <text:p>2</text:p>
          </table:table-cell>
          <table:table-cell table:style-name="ce17" table:formula="of:=[.D88]" office:value-type="float" office:value="4" calcext:value-type="float">
            <text:p>4</text:p>
          </table:table-cell>
          <table:table-cell table:style-name="ce17" table:formula="of:=[.E88]+2" office:value-type="float" office:value="76" calcext:value-type="float">
            <text:p>7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89]+1" office:value-type="float" office:value="89" calcext:value-type="float">
            <text:p>89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89]+1" office:value-type="float" office:value="3" calcext:value-type="float">
            <text:p>3</text:p>
          </table:table-cell>
          <table:table-cell table:style-name="ce17" table:formula="of:=[.D89]" office:value-type="float" office:value="4" calcext:value-type="float">
            <text:p>4</text:p>
          </table:table-cell>
          <table:table-cell table:style-name="ce17" table:formula="of:=[.E89]+2" office:value-type="float" office:value="78" calcext:value-type="float">
            <text:p>7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90]+1" office:value-type="float" office:value="90" calcext:value-type="float">
            <text:p>90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90]+1" office:value-type="float" office:value="4" calcext:value-type="float">
            <text:p>4</text:p>
          </table:table-cell>
          <table:table-cell table:style-name="ce17" table:formula="of:=[.D90]" office:value-type="float" office:value="4" calcext:value-type="float">
            <text:p>4</text:p>
          </table:table-cell>
          <table:table-cell table:style-name="ce17" table:formula="of:=[.E90]+2" office:value-type="float" office:value="80" calcext:value-type="float">
            <text:p>8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91]+1" office:value-type="float" office:value="91" calcext:value-type="float">
            <text:p>91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2" calcext:value-type="float">
            <text:p>8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92]+1" office:value-type="float" office:value="92" calcext:value-type="float">
            <text:p>92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91]+1" office:value-type="float" office:value="5" calcext:value-type="float">
            <text:p>5</text:p>
          </table:table-cell>
          <table:table-cell table:style-name="ce17" table:formula="of:=[.E91]+2" office:value-type="float" office:value="82" calcext:value-type="float">
            <text:p>8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93]+1" office:value-type="float" office:value="93" calcext:value-type="float">
            <text:p>93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93]+1" office:value-type="float" office:value="2" calcext:value-type="float">
            <text:p>2</text:p>
          </table:table-cell>
          <table:table-cell table:style-name="ce17" table:formula="of:=[.D93]" office:value-type="float" office:value="5" calcext:value-type="float">
            <text:p>5</text:p>
          </table:table-cell>
          <table:table-cell table:style-name="ce17" table:formula="of:=[.E93]+2" office:value-type="float" office:value="84" calcext:value-type="float">
            <text:p>8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94]+1" office:value-type="float" office:value="94" calcext:value-type="float">
            <text:p>94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94]+1" office:value-type="float" office:value="3" calcext:value-type="float">
            <text:p>3</text:p>
          </table:table-cell>
          <table:table-cell table:style-name="ce17" table:formula="of:=[.D94]" office:value-type="float" office:value="5" calcext:value-type="float">
            <text:p>5</text:p>
          </table:table-cell>
          <table:table-cell table:style-name="ce17" office:value-type="float" office:value="88" calcext:value-type="float">
            <text:p>8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95]+1" office:value-type="float" office:value="95" calcext:value-type="float">
            <text:p>95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95]+1" office:value-type="float" office:value="4" calcext:value-type="float">
            <text:p>4</text:p>
          </table:table-cell>
          <table:table-cell table:style-name="ce17" table:formula="of:=[.D95]" office:value-type="float" office:value="5" calcext:value-type="float">
            <text:p>5</text:p>
          </table:table-cell>
          <table:table-cell table:style-name="ce17" office:value-type="float" office:value="90" calcext:value-type="float">
            <text:p>9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96]+1" office:value-type="float" office:value="96" calcext:value-type="float">
            <text:p>9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92" calcext:value-type="float">
            <text:p>9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97]+1" office:value-type="float" office:value="97" calcext:value-type="float">
            <text:p>97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96]+1" office:value-type="float" office:value="6" calcext:value-type="float">
            <text:p>6</text:p>
          </table:table-cell>
          <table:table-cell table:style-name="ce17" office:value-type="float" office:value="94" calcext:value-type="float">
            <text:p>9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98]+1" office:value-type="float" office:value="98" calcext:value-type="float">
            <text:p>98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98]+1" office:value-type="float" office:value="2" calcext:value-type="float">
            <text:p>2</text:p>
          </table:table-cell>
          <table:table-cell table:style-name="ce17" table:formula="of:=[.D98]" office:value-type="float" office:value="6" calcext:value-type="float">
            <text:p>6</text:p>
          </table:table-cell>
          <table:table-cell table:style-name="ce17" office:value-type="float" office:value="96" calcext:value-type="float">
            <text:p>9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99]+1" office:value-type="float" office:value="99" calcext:value-type="float">
            <text:p>99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99]+1" office:value-type="float" office:value="3" calcext:value-type="float">
            <text:p>3</text:p>
          </table:table-cell>
          <table:table-cell table:style-name="ce17" table:formula="of:=[.D99]" office:value-type="float" office:value="6" calcext:value-type="float">
            <text:p>6</text:p>
          </table:table-cell>
          <table:table-cell table:style-name="ce17" office:value-type="float" office:value="98" calcext:value-type="float">
            <text:p>98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12" table:formula="of:=[.A100]+1" office:value-type="float" office:value="100" calcext:value-type="float">
            <text:p>100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100]+1" office:value-type="float" office:value="4" calcext:value-type="float">
            <text:p>4</text:p>
          </table:table-cell>
          <table:table-cell table:style-name="ce17" table:formula="of:=[.D100]" office:value-type="float" office:value="6" calcext:value-type="float">
            <text:p>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Você pegou o jeito! Vamos tentar com várias cordas? Ganhou o quinto troféu</text:p>
          </table:table-cell>
          <table:table-cell table:number-columns-repeated="1017"/>
        </table:table-row>
        <table:table-row table:style-name="ro2">
          <table:table-cell table:style-name="ce12" table:formula="of:=[.A101]+1" office:value-type="float" office:value="101" calcext:value-type="float">
            <text:p>101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downToUp</text:p>
          </table:table-cell>
          <table:table-cell table:style-name="ce17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02]+1" office:value-type="float" office:value="102" calcext:value-type="float">
            <text:p>102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02]" office:value-type="string" office:string-value="downToUp" calcext:value-type="string">
            <text:p>downToUp</text:p>
          </table:table-cell>
          <table:table-cell table:style-name="ce17" table:formula="of:=[.E102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03]+1" office:value-type="float" office:value="103" calcext:value-type="float">
            <text:p>103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03]" office:value-type="string" office:string-value="downToUp" calcext:value-type="string">
            <text:p>downToUp</text:p>
          </table:table-cell>
          <table:table-cell table:style-name="ce17" table:formula="of:=[.E103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04]+1" office:value-type="float" office:value="104" calcext:value-type="float">
            <text:p>10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04]" office:value-type="string" office:string-value="downToUp" calcext:value-type="string">
            <text:p>downToUp</text:p>
          </table:table-cell>
          <table:table-cell table:style-name="ce17" table:formula="of:=[.E104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05]+1" office:value-type="float" office:value="105" calcext:value-type="float">
            <text:p>105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05]" office:value-type="string" office:string-value="downToUp" calcext:value-type="string">
            <text:p>downToUp</text:p>
          </table:table-cell>
          <table:table-cell table:style-name="ce17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06]+1" office:value-type="float" office:value="106" calcext:value-type="float">
            <text:p>10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06]" office:value-type="string" office:string-value="downToUp" calcext:value-type="string">
            <text:p>downToUp</text:p>
          </table:table-cell>
          <table:table-cell table:style-name="ce17" table:formula="of:=[.E106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07]+1" office:value-type="float" office:value="107" calcext:value-type="float">
            <text:p>107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07]" office:value-type="string" office:string-value="downToUp" calcext:value-type="string">
            <text:p>downToUp</text:p>
          </table:table-cell>
          <table:table-cell table:style-name="ce17" table:formula="of:=[.E107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08]+1" office:value-type="float" office:value="108" calcext:value-type="float">
            <text:p>108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08]" office:value-type="string" office:string-value="downToUp" calcext:value-type="string">
            <text:p>downToUp</text:p>
          </table:table-cell>
          <table:table-cell table:style-name="ce17" table:formula="of:=[.E108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09]+1" office:value-type="float" office:value="109" calcext:value-type="float">
            <text:p>109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09]" office:value-type="string" office:string-value="downToUp" calcext:value-type="string">
            <text:p>downToUp</text:p>
          </table:table-cell>
          <table:table-cell table:style-name="ce17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10]+1" office:value-type="float" office:value="110" calcext:value-type="float">
            <text:p>110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10]" office:value-type="string" office:string-value="downToUp" calcext:value-type="string">
            <text:p>downToUp</text:p>
          </table:table-cell>
          <table:table-cell table:style-name="ce17" table:formula="of:=[.E110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11]+1" office:value-type="float" office:value="111" calcext:value-type="float">
            <text:p>111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upToDown</text:p>
          </table:table-cell>
          <table:table-cell table:style-name="ce17" table:formula="of:=[.E111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12]+1" office:value-type="float" office:value="112" calcext:value-type="float">
            <text:p>112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upToDown</text:p>
          </table:table-cell>
          <table:table-cell table:style-name="ce17" table:formula="of:=[.E112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13]+1" office:value-type="float" office:value="113" calcext:value-type="float">
            <text:p>113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12]" office:value-type="string" office:string-value="upToDown" calcext:value-type="string">
            <text:p>upToDown</text:p>
          </table:table-cell>
          <table:table-cell table:style-name="ce17" table:formula="of:=[.E113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14]+1" office:value-type="float" office:value="114" calcext:value-type="float">
            <text:p>11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13]" office:value-type="string" office:string-value="upToDown" calcext:value-type="string">
            <text:p>upToDown</text:p>
          </table:table-cell>
          <table:table-cell table:style-name="ce17" table:formula="of:=[.E114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15]+1" office:value-type="float" office:value="115" calcext:value-type="float">
            <text:p>115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14]" office:value-type="string" office:string-value="upToDown" calcext:value-type="string">
            <text:p>upToDown</text:p>
          </table:table-cell>
          <table:table-cell table:style-name="ce17" table:formula="of:=[.E115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16]+1" office:value-type="float" office:value="116" calcext:value-type="float">
            <text:p>11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15]" office:value-type="string" office:string-value="upToDown" calcext:value-type="string">
            <text:p>upToDown</text:p>
          </table:table-cell>
          <table:table-cell table:style-name="ce17" table:formula="of:=[.E116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17]+1" office:value-type="float" office:value="117" calcext:value-type="float">
            <text:p>117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16]" office:value-type="string" office:string-value="upToDown" calcext:value-type="string">
            <text:p>upToDown</text:p>
          </table:table-cell>
          <table:table-cell table:style-name="ce17" table:formula="of:=[.E117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18]+1" office:value-type="float" office:value="118" calcext:value-type="float">
            <text:p>118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17]" office:value-type="string" office:string-value="upToDown" calcext:value-type="string">
            <text:p>upToDown</text:p>
          </table:table-cell>
          <table:table-cell table:style-name="ce17" table:formula="of:=[.E118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19]+1" office:value-type="float" office:value="119" calcext:value-type="float">
            <text:p>119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18]" office:value-type="string" office:string-value="upToDown" calcext:value-type="string">
            <text:p>upToDown</text:p>
          </table:table-cell>
          <table:table-cell table:style-name="ce17" table:formula="of:=[.E119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20]+1" office:value-type="float" office:value="120" calcext:value-type="float">
            <text:p>120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19]" office:value-type="string" office:string-value="upToDown" calcext:value-type="string">
            <text:p>upToDown</text:p>
          </table:table-cell>
          <table:table-cell table:style-name="ce17" table:formula="of:=[.E120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21]+1" office:value-type="float" office:value="121" calcext:value-type="float">
            <text:p>121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downToUp</text:p>
          </table:table-cell>
          <table:table-cell table:style-name="ce17" table:formula="of:=[.E121]+2" office:value-type="float" office:value="62" calcext:value-type="float">
            <text:p>6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22]+1" office:value-type="float" office:value="122" calcext:value-type="float">
            <text:p>122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21]" office:value-type="string" office:string-value="upToDown" calcext:value-type="string">
            <text:p>upToDown</text:p>
          </table:table-cell>
          <table:table-cell table:style-name="ce17" table:formula="of:=[.E122]+2" office:value-type="float" office:value="64" calcext:value-type="float">
            <text:p>6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23]+1" office:value-type="float" office:value="123" calcext:value-type="float">
            <text:p>123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22]" office:value-type="string" office:string-value="downToUp" calcext:value-type="string">
            <text:p>downToUp</text:p>
          </table:table-cell>
          <table:table-cell table:style-name="ce17" table:formula="of:=[.E123]+2" office:value-type="float" office:value="66" calcext:value-type="float">
            <text:p>6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24]+1" office:value-type="float" office:value="124" calcext:value-type="float">
            <text:p>12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23]" office:value-type="string" office:string-value="upToDown" calcext:value-type="string">
            <text:p>upToDown</text:p>
          </table:table-cell>
          <table:table-cell table:style-name="ce17" table:formula="of:=[.E124]+2" office:value-type="float" office:value="68" calcext:value-type="float">
            <text:p>6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25]+1" office:value-type="float" office:value="125" calcext:value-type="float">
            <text:p>125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24]" office:value-type="string" office:string-value="downToUp" calcext:value-type="string">
            <text:p>downToUp</text:p>
          </table:table-cell>
          <table:table-cell table:style-name="ce17" table:formula="of:=[.E125]+2" office:value-type="float" office:value="70" calcext:value-type="float">
            <text:p>7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26]+1" office:value-type="float" office:value="126" calcext:value-type="float">
            <text:p>12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25]" office:value-type="string" office:string-value="upToDown" calcext:value-type="string">
            <text:p>upToDown</text:p>
          </table:table-cell>
          <table:table-cell table:style-name="ce17" table:formula="of:=[.E126]+2" office:value-type="float" office:value="72" calcext:value-type="float">
            <text:p>7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27]+1" office:value-type="float" office:value="127" calcext:value-type="float">
            <text:p>127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26]" office:value-type="string" office:string-value="downToUp" calcext:value-type="string">
            <text:p>downToUp</text:p>
          </table:table-cell>
          <table:table-cell table:style-name="ce17" table:formula="of:=[.E127]+2" office:value-type="float" office:value="74" calcext:value-type="float">
            <text:p>7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28]+1" office:value-type="float" office:value="128" calcext:value-type="float">
            <text:p>128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27]" office:value-type="string" office:string-value="upToDown" calcext:value-type="string">
            <text:p>upToDown</text:p>
          </table:table-cell>
          <table:table-cell table:style-name="ce17" table:formula="of:=[.E128]+2" office:value-type="float" office:value="76" calcext:value-type="float">
            <text:p>7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29]+1" office:value-type="float" office:value="129" calcext:value-type="float">
            <text:p>129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28]" office:value-type="string" office:string-value="downToUp" calcext:value-type="string">
            <text:p>downToUp</text:p>
          </table:table-cell>
          <table:table-cell table:style-name="ce17" table:formula="of:=[.E129]+2" office:value-type="float" office:value="78" calcext:value-type="float">
            <text:p>7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30]+1" office:value-type="float" office:value="130" calcext:value-type="float">
            <text:p>130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29]" office:value-type="string" office:string-value="upToDown" calcext:value-type="string">
            <text:p>upToDown</text:p>
          </table:table-cell>
          <table:table-cell table:style-name="ce17" table:formula="of:=[.E130]+2" office:value-type="float" office:value="80" calcext:value-type="float">
            <text:p>8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31]+1" office:value-type="float" office:value="131" calcext:value-type="float">
            <text:p>131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30]" office:value-type="string" office:string-value="downToUp" calcext:value-type="string">
            <text:p>downToUp</text:p>
          </table:table-cell>
          <table:table-cell table:style-name="ce17" table:formula="of:=[.E131]+2" office:value-type="float" office:value="82" calcext:value-type="float">
            <text:p>8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32]+1" office:value-type="float" office:value="132" calcext:value-type="float">
            <text:p>132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31]" office:value-type="string" office:string-value="upToDown" calcext:value-type="string">
            <text:p>upToDown</text:p>
          </table:table-cell>
          <table:table-cell table:style-name="ce17" table:formula="of:=[.E132]+2" office:value-type="float" office:value="84" calcext:value-type="float">
            <text:p>8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33]+1" office:value-type="float" office:value="133" calcext:value-type="float">
            <text:p>133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32]" office:value-type="string" office:string-value="downToUp" calcext:value-type="string">
            <text:p>downToUp</text:p>
          </table:table-cell>
          <table:table-cell table:style-name="ce17" table:formula="of:=[.E133]+2" office:value-type="float" office:value="86" calcext:value-type="float">
            <text:p>8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34]+1" office:value-type="float" office:value="134" calcext:value-type="float">
            <text:p>13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33]" office:value-type="string" office:string-value="upToDown" calcext:value-type="string">
            <text:p>upToDown</text:p>
          </table:table-cell>
          <table:table-cell table:style-name="ce17" table:formula="of:=[.E134]+2" office:value-type="float" office:value="88" calcext:value-type="float">
            <text:p>8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35]+1" office:value-type="float" office:value="135" calcext:value-type="float">
            <text:p>135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34]" office:value-type="string" office:string-value="downToUp" calcext:value-type="string">
            <text:p>downToUp</text:p>
          </table:table-cell>
          <table:table-cell table:style-name="ce17" table:formula="of:=[.E135]+2" office:value-type="float" office:value="90" calcext:value-type="float">
            <text:p>9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36]+1" office:value-type="float" office:value="136" calcext:value-type="float">
            <text:p>13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35]" office:value-type="string" office:string-value="upToDown" calcext:value-type="string">
            <text:p>upToDown</text:p>
          </table:table-cell>
          <table:table-cell table:style-name="ce17" table:formula="of:=[.E136]+2" office:value-type="float" office:value="92" calcext:value-type="float">
            <text:p>9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37]+1" office:value-type="float" office:value="137" calcext:value-type="float">
            <text:p>137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36]" office:value-type="string" office:string-value="downToUp" calcext:value-type="string">
            <text:p>downToUp</text:p>
          </table:table-cell>
          <table:table-cell table:style-name="ce17" table:formula="of:=[.E137]+2" office:value-type="float" office:value="94" calcext:value-type="float">
            <text:p>9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38]+1" office:value-type="float" office:value="138" calcext:value-type="float">
            <text:p>138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37]" office:value-type="string" office:string-value="upToDown" calcext:value-type="string">
            <text:p>upToDown</text:p>
          </table:table-cell>
          <table:table-cell table:style-name="ce17" table:formula="of:=[.E138]+2" office:value-type="float" office:value="96" calcext:value-type="float">
            <text:p>9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39]+1" office:value-type="float" office:value="139" calcext:value-type="float">
            <text:p>139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38]" office:value-type="string" office:string-value="downToUp" calcext:value-type="string">
            <text:p>downToUp</text:p>
          </table:table-cell>
          <table:table-cell table:style-name="ce17" table:formula="of:=[.E139]+2" office:value-type="float" office:value="98" calcext:value-type="float">
            <text:p>98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12" table:formula="of:=[.A140]+1" office:value-type="float" office:value="140" calcext:value-type="float">
            <text:p>140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39]" office:value-type="string" office:string-value="upToDown" calcext:value-type="string">
            <text:p>upToDown</text:p>
          </table:table-cell>
          <table:table-cell table:style-name="ce17" table:formula="of:=[.E140]+2" office:value-type="float" office:value="100" calcext:value-type="float">
            <text:p>100</text:p>
          </table:table-cell>
          <table:table-cell table:style-name="ce17" office:value-type="string" calcext:value-type="string">
            <text:p>Você está ficando fera! Ganhou o sexto troféu!</text:p>
          </table:table-cell>
          <table:table-cell table:number-columns-repeated="1017"/>
        </table:table-row>
        <table:table-row table:style-name="ro2">
          <table:table-cell table:style-name="ce12" table:formula="of:=[.A141]+1" office:value-type="float" office:value="141" calcext:value-type="float">
            <text:p>141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40]" office:value-type="string" office:string-value="downToUp" calcext:value-type="string">
            <text:p>downToUp</text:p>
          </table:table-cell>
          <table:table-cell table:style-name="ce17" table:formula="of:=[.E141]+2" office:value-type="float" office:value="102" calcext:value-type="float">
            <text:p>10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42]+1" office:value-type="float" office:value="142" calcext:value-type="float">
            <text:p>142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41]" office:value-type="string" office:string-value="upToDown" calcext:value-type="string">
            <text:p>upToDown</text:p>
          </table:table-cell>
          <table:table-cell table:style-name="ce17" table:formula="of:=[.E142]+2" office:value-type="float" office:value="104" calcext:value-type="float">
            <text:p>10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43]+1" office:value-type="float" office:value="143" calcext:value-type="float">
            <text:p>143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42]" office:value-type="string" office:string-value="downToUp" calcext:value-type="string">
            <text:p>downToUp</text:p>
          </table:table-cell>
          <table:table-cell table:style-name="ce17" table:formula="of:=[.E143]+2" office:value-type="float" office:value="106" calcext:value-type="float">
            <text:p>10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44]+1" office:value-type="float" office:value="144" calcext:value-type="float">
            <text:p>14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43]" office:value-type="string" office:string-value="upToDown" calcext:value-type="string">
            <text:p>upToDown</text:p>
          </table:table-cell>
          <table:table-cell table:style-name="ce17" table:formula="of:=[.E144]+2" office:value-type="float" office:value="108" calcext:value-type="float">
            <text:p>10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45]+1" office:value-type="float" office:value="145" calcext:value-type="float">
            <text:p>145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44]" office:value-type="string" office:string-value="downToUp" calcext:value-type="string">
            <text:p>downToUp</text:p>
          </table:table-cell>
          <table:table-cell table:style-name="ce17" table:formula="of:=[.E145]+2" office:value-type="float" office:value="110" calcext:value-type="float">
            <text:p>11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46]+1" office:value-type="float" office:value="146" calcext:value-type="float">
            <text:p>14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45]" office:value-type="string" office:string-value="upToDown" calcext:value-type="string">
            <text:p>upToDown</text:p>
          </table:table-cell>
          <table:table-cell table:style-name="ce17" table:formula="of:=[.E146]+2" office:value-type="float" office:value="112" calcext:value-type="float">
            <text:p>11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47]+1" office:value-type="float" office:value="147" calcext:value-type="float">
            <text:p>147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46]" office:value-type="string" office:string-value="downToUp" calcext:value-type="string">
            <text:p>downToUp</text:p>
          </table:table-cell>
          <table:table-cell table:style-name="ce17" table:formula="of:=[.E147]+2" office:value-type="float" office:value="114" calcext:value-type="float">
            <text:p>11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48]+1" office:value-type="float" office:value="148" calcext:value-type="float">
            <text:p>148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47]" office:value-type="string" office:string-value="upToDown" calcext:value-type="string">
            <text:p>upToDown</text:p>
          </table:table-cell>
          <table:table-cell table:style-name="ce17" table:formula="of:=[.E148]+2" office:value-type="float" office:value="116" calcext:value-type="float">
            <text:p>11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49]+1" office:value-type="float" office:value="149" calcext:value-type="float">
            <text:p>149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48]" office:value-type="string" office:string-value="downToUp" calcext:value-type="string">
            <text:p>downToUp</text:p>
          </table:table-cell>
          <table:table-cell table:style-name="ce17" table:formula="of:=[.E149]+2" office:value-type="float" office:value="118" calcext:value-type="float">
            <text:p>11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50]+1" office:value-type="float" office:value="150" calcext:value-type="float">
            <text:p>150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49]" office:value-type="string" office:string-value="upToDown" calcext:value-type="string">
            <text:p>upToDown</text:p>
          </table:table-cell>
          <table:table-cell table:style-name="ce17" table:formula="of:=[.E150]+2" office:value-type="float" office:value="120" calcext:value-type="float">
            <text:p>12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51]+1" office:value-type="float" office:value="151" calcext:value-type="float">
            <text:p>151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50]" office:value-type="string" office:string-value="downToUp" calcext:value-type="string">
            <text:p>downToUp</text:p>
          </table:table-cell>
          <table:table-cell table:style-name="ce17" table:formula="of:=[.E151]+2" office:value-type="float" office:value="122" calcext:value-type="float">
            <text:p>12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52]+1" office:value-type="float" office:value="152" calcext:value-type="float">
            <text:p>152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51]" office:value-type="string" office:string-value="upToDown" calcext:value-type="string">
            <text:p>upToDown</text:p>
          </table:table-cell>
          <table:table-cell table:style-name="ce17" table:formula="of:=[.E152]+2" office:value-type="float" office:value="124" calcext:value-type="float">
            <text:p>12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53]+1" office:value-type="float" office:value="153" calcext:value-type="float">
            <text:p>153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52]" office:value-type="string" office:string-value="downToUp" calcext:value-type="string">
            <text:p>downToUp</text:p>
          </table:table-cell>
          <table:table-cell table:style-name="ce17" table:formula="of:=[.E153]+2" office:value-type="float" office:value="126" calcext:value-type="float">
            <text:p>12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54]+1" office:value-type="float" office:value="154" calcext:value-type="float">
            <text:p>15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53]" office:value-type="string" office:string-value="upToDown" calcext:value-type="string">
            <text:p>upToDown</text:p>
          </table:table-cell>
          <table:table-cell table:style-name="ce17" table:formula="of:=[.E154]+2" office:value-type="float" office:value="128" calcext:value-type="float">
            <text:p>12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55]+1" office:value-type="float" office:value="155" calcext:value-type="float">
            <text:p>155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54]" office:value-type="string" office:string-value="downToUp" calcext:value-type="string">
            <text:p>downToUp</text:p>
          </table:table-cell>
          <table:table-cell table:style-name="ce17" table:formula="of:=[.E155]+2" office:value-type="float" office:value="130" calcext:value-type="float">
            <text:p>13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56]+1" office:value-type="float" office:value="156" calcext:value-type="float">
            <text:p>15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55]" office:value-type="string" office:string-value="upToDown" calcext:value-type="string">
            <text:p>upToDown</text:p>
          </table:table-cell>
          <table:table-cell table:style-name="ce17" table:formula="of:=[.E156]+2" office:value-type="float" office:value="132" calcext:value-type="float">
            <text:p>13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57]+1" office:value-type="float" office:value="157" calcext:value-type="float">
            <text:p>157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56]" office:value-type="string" office:string-value="downToUp" calcext:value-type="string">
            <text:p>downToUp</text:p>
          </table:table-cell>
          <table:table-cell table:style-name="ce17" table:formula="of:=[.E157]+2" office:value-type="float" office:value="134" calcext:value-type="float">
            <text:p>13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58]+1" office:value-type="float" office:value="158" calcext:value-type="float">
            <text:p>158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57]" office:value-type="string" office:string-value="upToDown" calcext:value-type="string">
            <text:p>upToDown</text:p>
          </table:table-cell>
          <table:table-cell table:style-name="ce17" table:formula="of:=[.E158]+2" office:value-type="float" office:value="136" calcext:value-type="float">
            <text:p>13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59]+1" office:value-type="float" office:value="159" calcext:value-type="float">
            <text:p>159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58]" office:value-type="string" office:string-value="downToUp" calcext:value-type="string">
            <text:p>downToUp</text:p>
          </table:table-cell>
          <table:table-cell table:style-name="ce17" table:formula="of:=[.E159]+2" office:value-type="float" office:value="138" calcext:value-type="float">
            <text:p>13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60]+1" office:value-type="float" office:value="160" calcext:value-type="float">
            <text:p>160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59]" office:value-type="string" office:string-value="upToDown" calcext:value-type="string">
            <text:p>upToDown</text:p>
          </table:table-cell>
          <table:table-cell table:style-name="ce17" table:formula="of:=[.E160]+2" office:value-type="float" office:value="140" calcext:value-type="float">
            <text:p>14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61]+1" office:value-type="float" office:value="161" calcext:value-type="float">
            <text:p>161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60]" office:value-type="string" office:string-value="downToUp" calcext:value-type="string">
            <text:p>downToUp</text:p>
          </table:table-cell>
          <table:table-cell table:style-name="ce17" table:formula="of:=[.E161]+2" office:value-type="float" office:value="142" calcext:value-type="float">
            <text:p>14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62]+1" office:value-type="float" office:value="162" calcext:value-type="float">
            <text:p>162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61]" office:value-type="string" office:string-value="upToDown" calcext:value-type="string">
            <text:p>upToDown</text:p>
          </table:table-cell>
          <table:table-cell table:style-name="ce17" table:formula="of:=[.E162]+2" office:value-type="float" office:value="144" calcext:value-type="float">
            <text:p>14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63]+1" office:value-type="float" office:value="163" calcext:value-type="float">
            <text:p>163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62]" office:value-type="string" office:string-value="downToUp" calcext:value-type="string">
            <text:p>downToUp</text:p>
          </table:table-cell>
          <table:table-cell table:style-name="ce17" table:formula="of:=[.E163]+2" office:value-type="float" office:value="146" calcext:value-type="float">
            <text:p>14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64]+1" office:value-type="float" office:value="164" calcext:value-type="float">
            <text:p>16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63]" office:value-type="string" office:string-value="upToDown" calcext:value-type="string">
            <text:p>upToDown</text:p>
          </table:table-cell>
          <table:table-cell table:style-name="ce17" table:formula="of:=[.E164]+2" office:value-type="float" office:value="148" calcext:value-type="float">
            <text:p>14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65]+1" office:value-type="float" office:value="165" calcext:value-type="float">
            <text:p>165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64]" office:value-type="string" office:string-value="downToUp" calcext:value-type="string">
            <text:p>downToUp</text:p>
          </table:table-cell>
          <table:table-cell table:style-name="ce17" table:formula="of:=[.E165]+2" office:value-type="float" office:value="150" calcext:value-type="float">
            <text:p>150</text:p>
          </table:table-cell>
          <table:table-cell table:style-name="ce17" office:value-type="string" calcext:value-type="string">
            <text:p>Ganhou o sétimo troféu!</text:p>
          </table:table-cell>
          <table:table-cell table:number-columns-repeated="1017"/>
        </table:table-row>
        <table:table-row table:style-name="ro2">
          <table:table-cell table:style-name="ce12" table:formula="of:=[.A166]+1" office:value-type="float" office:value="166" calcext:value-type="float">
            <text:p>16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65]" office:value-type="string" office:string-value="upToDown" calcext:value-type="string">
            <text:p>upToDown</text:p>
          </table:table-cell>
          <table:table-cell table:style-name="ce17" table:formula="of:=[.E166]+2" office:value-type="float" office:value="152" calcext:value-type="float">
            <text:p>15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67]+1" office:value-type="float" office:value="167" calcext:value-type="float">
            <text:p>167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66]" office:value-type="string" office:string-value="downToUp" calcext:value-type="string">
            <text:p>downToUp</text:p>
          </table:table-cell>
          <table:table-cell table:style-name="ce17" table:formula="of:=[.E167]+2" office:value-type="float" office:value="154" calcext:value-type="float">
            <text:p>15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68]+1" office:value-type="float" office:value="168" calcext:value-type="float">
            <text:p>168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67]" office:value-type="string" office:string-value="upToDown" calcext:value-type="string">
            <text:p>upToDown</text:p>
          </table:table-cell>
          <table:table-cell table:style-name="ce17" table:formula="of:=[.E168]+2" office:value-type="float" office:value="156" calcext:value-type="float">
            <text:p>15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69]+1" office:value-type="float" office:value="169" calcext:value-type="float">
            <text:p>169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68]" office:value-type="string" office:string-value="downToUp" calcext:value-type="string">
            <text:p>downToUp</text:p>
          </table:table-cell>
          <table:table-cell table:style-name="ce17" table:formula="of:=[.E169]+2" office:value-type="float" office:value="158" calcext:value-type="float">
            <text:p>15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70]+1" office:value-type="float" office:value="170" calcext:value-type="float">
            <text:p>170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69]" office:value-type="string" office:string-value="upToDown" calcext:value-type="string">
            <text:p>upToDown</text:p>
          </table:table-cell>
          <table:table-cell table:style-name="ce17" table:formula="of:=[.E170]+2" office:value-type="float" office:value="160" calcext:value-type="float">
            <text:p>1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71]+1" office:value-type="float" office:value="171" calcext:value-type="float">
            <text:p>171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70]" office:value-type="string" office:string-value="downToUp" calcext:value-type="string">
            <text:p>downToUp</text:p>
          </table:table-cell>
          <table:table-cell table:style-name="ce17" table:formula="of:=[.E171]+2" office:value-type="float" office:value="162" calcext:value-type="float">
            <text:p>16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72]+1" office:value-type="float" office:value="172" calcext:value-type="float">
            <text:p>172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71]" office:value-type="string" office:string-value="upToDown" calcext:value-type="string">
            <text:p>upToDown</text:p>
          </table:table-cell>
          <table:table-cell table:style-name="ce17" table:formula="of:=[.E172]+2" office:value-type="float" office:value="164" calcext:value-type="float">
            <text:p>16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73]+1" office:value-type="float" office:value="173" calcext:value-type="float">
            <text:p>173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72]" office:value-type="string" office:string-value="downToUp" calcext:value-type="string">
            <text:p>downToUp</text:p>
          </table:table-cell>
          <table:table-cell table:style-name="ce17" table:formula="of:=[.E173]+2" office:value-type="float" office:value="166" calcext:value-type="float">
            <text:p>16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74]+1" office:value-type="float" office:value="174" calcext:value-type="float">
            <text:p>17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73]" office:value-type="string" office:string-value="upToDown" calcext:value-type="string">
            <text:p>upToDown</text:p>
          </table:table-cell>
          <table:table-cell table:style-name="ce17" table:formula="of:=[.E174]+2" office:value-type="float" office:value="168" calcext:value-type="float">
            <text:p>16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75]+1" office:value-type="float" office:value="175" calcext:value-type="float">
            <text:p>175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74]" office:value-type="string" office:string-value="downToUp" calcext:value-type="string">
            <text:p>downToUp</text:p>
          </table:table-cell>
          <table:table-cell table:style-name="ce17" table:formula="of:=[.E175]+2" office:value-type="float" office:value="170" calcext:value-type="float">
            <text:p>17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76]+1" office:value-type="float" office:value="176" calcext:value-type="float">
            <text:p>17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75]" office:value-type="string" office:string-value="upToDown" calcext:value-type="string">
            <text:p>upToDown</text:p>
          </table:table-cell>
          <table:table-cell table:style-name="ce17" table:formula="of:=[.E176]+2" office:value-type="float" office:value="172" calcext:value-type="float">
            <text:p>17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77]+1" office:value-type="float" office:value="177" calcext:value-type="float">
            <text:p>177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76]" office:value-type="string" office:string-value="downToUp" calcext:value-type="string">
            <text:p>downToUp</text:p>
          </table:table-cell>
          <table:table-cell table:style-name="ce17" table:formula="of:=[.E177]+2" office:value-type="float" office:value="174" calcext:value-type="float">
            <text:p>17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78]+1" office:value-type="float" office:value="178" calcext:value-type="float">
            <text:p>178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77]" office:value-type="string" office:string-value="upToDown" calcext:value-type="string">
            <text:p>upToDown</text:p>
          </table:table-cell>
          <table:table-cell table:style-name="ce17" table:formula="of:=[.E178]+2" office:value-type="float" office:value="176" calcext:value-type="float">
            <text:p>17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79]+1" office:value-type="float" office:value="179" calcext:value-type="float">
            <text:p>179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78]" office:value-type="string" office:string-value="downToUp" calcext:value-type="string">
            <text:p>downToUp</text:p>
          </table:table-cell>
          <table:table-cell table:style-name="ce17" table:formula="of:=[.E179]+2" office:value-type="float" office:value="178" calcext:value-type="float">
            <text:p>17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80]+1" office:value-type="float" office:value="180" calcext:value-type="float">
            <text:p>180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79]" office:value-type="string" office:string-value="upToDown" calcext:value-type="string">
            <text:p>upToDown</text:p>
          </table:table-cell>
          <table:table-cell table:style-name="ce17" table:formula="of:=[.E180]+2" office:value-type="float" office:value="180" calcext:value-type="float">
            <text:p>18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81]+1" office:value-type="float" office:value="181" calcext:value-type="float">
            <text:p>181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80]" office:value-type="string" office:string-value="downToUp" calcext:value-type="string">
            <text:p>downToUp</text:p>
          </table:table-cell>
          <table:table-cell table:style-name="ce17" table:formula="of:=[.E181]+2" office:value-type="float" office:value="182" calcext:value-type="float">
            <text:p>18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82]+1" office:value-type="float" office:value="182" calcext:value-type="float">
            <text:p>182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81]" office:value-type="string" office:string-value="upToDown" calcext:value-type="string">
            <text:p>upToDown</text:p>
          </table:table-cell>
          <table:table-cell table:style-name="ce17" table:formula="of:=[.E182]+2" office:value-type="float" office:value="184" calcext:value-type="float">
            <text:p>18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83]+1" office:value-type="float" office:value="183" calcext:value-type="float">
            <text:p>183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82]" office:value-type="string" office:string-value="downToUp" calcext:value-type="string">
            <text:p>downToUp</text:p>
          </table:table-cell>
          <table:table-cell table:style-name="ce17" table:formula="of:=[.E183]+2" office:value-type="float" office:value="186" calcext:value-type="float">
            <text:p>18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84]+1" office:value-type="float" office:value="184" calcext:value-type="float">
            <text:p>18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83]" office:value-type="string" office:string-value="upToDown" calcext:value-type="string">
            <text:p>upToDown</text:p>
          </table:table-cell>
          <table:table-cell table:style-name="ce17" table:formula="of:=[.E184]+2" office:value-type="float" office:value="188" calcext:value-type="float">
            <text:p>18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85]+1" office:value-type="float" office:value="185" calcext:value-type="float">
            <text:p>185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84]" office:value-type="string" office:string-value="downToUp" calcext:value-type="string">
            <text:p>downToUp</text:p>
          </table:table-cell>
          <table:table-cell table:style-name="ce17" table:formula="of:=[.E185]+2" office:value-type="float" office:value="190" calcext:value-type="float">
            <text:p>19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86]+1" office:value-type="float" office:value="186" calcext:value-type="float">
            <text:p>18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85]" office:value-type="string" office:string-value="upToDown" calcext:value-type="string">
            <text:p>upToDown</text:p>
          </table:table-cell>
          <table:table-cell table:style-name="ce17" table:formula="of:=[.E186]+2" office:value-type="float" office:value="192" calcext:value-type="float">
            <text:p>19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87]+1" office:value-type="float" office:value="187" calcext:value-type="float">
            <text:p>187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86]" office:value-type="string" office:string-value="downToUp" calcext:value-type="string">
            <text:p>downToUp</text:p>
          </table:table-cell>
          <table:table-cell table:style-name="ce17" table:formula="of:=[.E187]+2" office:value-type="float" office:value="194" calcext:value-type="float">
            <text:p>19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88]+1" office:value-type="float" office:value="188" calcext:value-type="float">
            <text:p>188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87]" office:value-type="string" office:string-value="upToDown" calcext:value-type="string">
            <text:p>upToDown</text:p>
          </table:table-cell>
          <table:table-cell table:style-name="ce17" table:formula="of:=[.E188]+2" office:value-type="float" office:value="196" calcext:value-type="float">
            <text:p>19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89]+1" office:value-type="float" office:value="189" calcext:value-type="float">
            <text:p>189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88]" office:value-type="string" office:string-value="downToUp" calcext:value-type="string">
            <text:p>downToUp</text:p>
          </table:table-cell>
          <table:table-cell table:style-name="ce17" table:formula="of:=[.E189]+2" office:value-type="float" office:value="198" calcext:value-type="float">
            <text:p>198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12" table:formula="of:=[.A190]+1" office:value-type="float" office:value="190" calcext:value-type="float">
            <text:p>190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89]" office:value-type="string" office:string-value="upToDown" calcext:value-type="string">
            <text:p>upToDown</text:p>
          </table:table-cell>
          <table:table-cell table:style-name="ce17" table:formula="of:=[.E190]+2" office:value-type="float" office:value="200" calcext:value-type="float">
            <text:p>200</text:p>
          </table:table-cell>
          <table:table-cell table:style-name="ce17" office:value-type="string" calcext:value-type="string">
            <text:p>Você zerou o jogo! Parabéns! Ganhou o mega troféu e seu nome no hall de usuário mestre!</text:p>
          </table:table-cell>
          <table:table-cell table:number-columns-repeated="1017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/>
          <table:table-cell table:style-name="ce15" table:number-columns-repeated="2"/>
          <table:table-cell table:number-columns-repeated="1020"/>
        </table:table-row>
        <table:table-row table:style-name="ro2" table:number-rows-repeated="1048381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17:06:36.839965042</meta:creation-date>
    <dc:date>2024-04-26T22:31:30.126325002</dc:date>
    <meta:editing-duration>PT2H21M49S</meta:editing-duration>
    <meta:editing-cycles>36</meta:editing-cycles>
    <meta:generator>LibreOffice/7.3.7.2$Linux_X86_64 LibreOffice_project/30$Build-2</meta:generator>
    <meta:document-statistic meta:table-count="2" meta:cell-count="1933" meta:object-count="0"/>
  </office:meta>
</office:document-meta>
</file>